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3" style:family="paragraph" style:parent-style-name="Text_20_body">
      <style:text-properties style:font-name="Liberation Mono" fo:font-size="10pt" officeooo:rsid="00717bb1" officeooo:paragraph-rsid="00717bb1" style:font-size-asian="10pt" style:font-size-complex="10pt"/>
    </style:style>
    <style:style style:name="P74" style:family="paragraph" style:parent-style-name="Text_20_body">
      <style:text-properties style:font-name="Liberation Mono" fo:font-size="10pt" officeooo:rsid="0061deea" officeooo:paragraph-rsid="0061deea" style:font-size-asian="10pt" style:font-size-complex="10pt"/>
    </style:style>
    <style:style style:name="P75" style:family="paragraph" style:parent-style-name="Text_20_body">
      <style:text-properties style:font-name="Liberation Mono" fo:font-size="10pt" officeooo:rsid="0061deea" officeooo:paragraph-rsid="007f31c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5" style:family="paragraph" style:parent-style-name="Text_20_body">
      <style:paragraph-properties fo:line-height="100%" fo:text-align="center" style:justify-single-word="false"/>
      <style:text-properties style:font-name="Liberation Mono" officeooo:rsid="0080fb97" officeooo:paragraph-rsid="0080fb97"/>
    </style:style>
    <style:style style:name="P86" style:family="paragraph" style:parent-style-name="Text_20_body">
      <style:paragraph-properties fo:text-align="center" style:justify-single-word="false"/>
      <style:text-properties style:font-name="Liberation Mono"/>
    </style:style>
    <style:style style:name="P87" style:family="paragraph" style:parent-style-name="Text_20_body">
      <style:text-properties officeooo:rsid="00234b88" officeooo:paragraph-rsid="00234b88"/>
    </style:style>
    <style:style style:name="P88" style:family="paragraph" style:parent-style-name="Text_20_body">
      <style:text-properties officeooo:rsid="0027970d" officeooo:paragraph-rsid="0027970d"/>
    </style:style>
    <style:style style:name="P89" style:family="paragraph" style:parent-style-name="Text_20_body">
      <style:text-properties officeooo:rsid="0027970d" officeooo:paragraph-rsid="00750515"/>
    </style:style>
    <style:style style:name="P90" style:family="paragraph" style:parent-style-name="Text_20_body">
      <style:text-properties officeooo:rsid="0027970d" officeooo:paragraph-rsid="007659cd"/>
    </style:style>
    <style:style style:name="P91" style:family="paragraph" style:parent-style-name="Text_20_body">
      <style:text-properties officeooo:rsid="0028f7cc" officeooo:paragraph-rsid="0028f7cc"/>
    </style:style>
    <style:style style:name="P92" style:family="paragraph" style:parent-style-name="Text_20_body">
      <style:text-properties officeooo:rsid="002ae0a1" officeooo:paragraph-rsid="002ae0a1"/>
    </style:style>
    <style:style style:name="P93" style:family="paragraph" style:parent-style-name="Text_20_body">
      <style:text-properties officeooo:paragraph-rsid="00301195"/>
    </style:style>
    <style:style style:name="P94" style:family="paragraph" style:parent-style-name="Text_20_body">
      <style:text-properties officeooo:rsid="00301195" officeooo:paragraph-rsid="00301195"/>
    </style:style>
    <style:style style:name="P95" style:family="paragraph" style:parent-style-name="Text_20_body">
      <style:paragraph-properties fo:line-height="100%"/>
      <style:text-properties officeooo:rsid="00301195" officeooo:paragraph-rsid="00301195"/>
    </style:style>
    <style:style style:name="P96" style:family="paragraph" style:parent-style-name="Text_20_body">
      <style:text-properties officeooo:rsid="0032f3c3" officeooo:paragraph-rsid="0032f3c3"/>
    </style:style>
    <style:style style:name="P97" style:family="paragraph" style:parent-style-name="Text_20_body">
      <style:text-properties officeooo:rsid="003614a9" officeooo:paragraph-rsid="003614a9"/>
    </style:style>
    <style:style style:name="P98" style:family="paragraph" style:parent-style-name="Text_20_body">
      <style:text-properties officeooo:paragraph-rsid="003d7058"/>
    </style:style>
    <style:style style:name="P99" style:family="paragraph" style:parent-style-name="Text_20_body">
      <style:text-properties officeooo:paragraph-rsid="004087db"/>
    </style:style>
    <style:style style:name="P100" style:family="paragraph" style:parent-style-name="Text_20_body">
      <style:text-properties officeooo:rsid="004087db" officeooo:paragraph-rsid="004087db"/>
    </style:style>
    <style:style style:name="P101" style:family="paragraph" style:parent-style-name="Text_20_body">
      <style:paragraph-properties fo:line-height="100%"/>
      <style:text-properties officeooo:rsid="0046b58a" officeooo:paragraph-rsid="0046b58a"/>
    </style:style>
    <style:style style:name="P102" style:family="paragraph" style:parent-style-name="Text_20_body">
      <style:paragraph-properties fo:line-height="100%"/>
      <style:text-properties officeooo:rsid="0046b58a" officeooo:paragraph-rsid="0061deea"/>
    </style:style>
    <style:style style:name="P103" style:family="paragraph" style:parent-style-name="Text_20_body">
      <style:paragraph-properties fo:line-height="100%"/>
      <style:text-properties officeooo:rsid="00480d5d" officeooo:paragraph-rsid="00480d5d"/>
    </style:style>
    <style:style style:name="P104" style:family="paragraph" style:parent-style-name="Text_20_body">
      <style:text-properties officeooo:rsid="004b6c49" officeooo:paragraph-rsid="004b6c49"/>
    </style:style>
    <style:style style:name="P105" style:family="paragraph" style:parent-style-name="Text_20_body">
      <style:text-properties officeooo:rsid="004e00ae" officeooo:paragraph-rsid="004e00ae"/>
    </style:style>
    <style:style style:name="P106" style:family="paragraph" style:parent-style-name="Text_20_body">
      <style:text-properties officeooo:rsid="00521b5a" officeooo:paragraph-rsid="00521b5a"/>
    </style:style>
    <style:style style:name="P107" style:family="paragraph" style:parent-style-name="Text_20_body">
      <style:text-properties officeooo:rsid="0054f7fb" officeooo:paragraph-rsid="0054f7fb"/>
    </style:style>
    <style:style style:name="P108" style:family="paragraph" style:parent-style-name="Text_20_body">
      <style:text-properties officeooo:rsid="005bab37" officeooo:paragraph-rsid="005bab37"/>
    </style:style>
    <style:style style:name="P109" style:family="paragraph" style:parent-style-name="Text_20_body">
      <style:text-properties officeooo:rsid="005decdd" officeooo:paragraph-rsid="005decdd"/>
    </style:style>
    <style:style style:name="P110" style:family="paragraph" style:parent-style-name="Text_20_body">
      <style:text-properties officeooo:rsid="005decdd" officeooo:paragraph-rsid="005ed923"/>
    </style:style>
    <style:style style:name="P111" style:family="paragraph" style:parent-style-name="Text_20_body">
      <style:text-properties officeooo:rsid="005eabe8" officeooo:paragraph-rsid="005eabe8"/>
    </style:style>
    <style:style style:name="P112" style:family="paragraph" style:parent-style-name="Text_20_body">
      <style:paragraph-properties fo:line-height="100%"/>
      <style:text-properties officeooo:rsid="006179c8" officeooo:paragraph-rsid="006179c8"/>
    </style:style>
    <style:style style:name="P113" style:family="paragraph" style:parent-style-name="Text_20_body">
      <style:text-properties officeooo:rsid="0061deea" officeooo:paragraph-rsid="0061deea"/>
    </style:style>
    <style:style style:name="P114" style:family="paragraph" style:parent-style-name="Text_20_body">
      <style:text-properties officeooo:rsid="004abb00" officeooo:paragraph-rsid="004abb00"/>
    </style:style>
    <style:style style:name="P115" style:family="paragraph" style:parent-style-name="Text_20_body">
      <style:text-properties officeooo:rsid="00689ec6" officeooo:paragraph-rsid="006faa41"/>
    </style:style>
    <style:style style:name="P116" style:family="paragraph" style:parent-style-name="Text_20_body">
      <style:text-properties officeooo:rsid="006faa41" officeooo:paragraph-rsid="006faa41"/>
    </style:style>
    <style:style style:name="P117" style:family="paragraph" style:parent-style-name="Text_20_body">
      <style:text-properties officeooo:rsid="00717bb1" officeooo:paragraph-rsid="00717bb1"/>
    </style:style>
    <style:style style:name="P118" style:family="paragraph" style:parent-style-name="Text_20_body">
      <style:text-properties officeooo:rsid="00733d97" officeooo:paragraph-rsid="00733d97"/>
    </style:style>
    <style:style style:name="P119" style:family="paragraph" style:parent-style-name="Text_20_body">
      <style:paragraph-properties fo:line-height="100%"/>
      <style:text-properties officeooo:rsid="00733d97" officeooo:paragraph-rsid="0046b58a"/>
    </style:style>
    <style:style style:name="P120" style:family="paragraph" style:parent-style-name="Text_20_body">
      <style:text-properties officeooo:rsid="00750515" officeooo:paragraph-rsid="00750515"/>
    </style:style>
    <style:style style:name="P121" style:family="paragraph" style:parent-style-name="Text_20_body">
      <style:paragraph-properties fo:line-height="100%"/>
      <style:text-properties officeooo:rsid="00750515" officeooo:paragraph-rsid="009cb08e"/>
    </style:style>
    <style:style style:name="P122" style:family="paragraph" style:parent-style-name="Text_20_body">
      <style:text-properties officeooo:rsid="007659cd" officeooo:paragraph-rsid="007659cd"/>
    </style:style>
    <style:style style:name="P123" style:family="paragraph" style:parent-style-name="Text_20_body">
      <style:paragraph-properties fo:line-height="100%"/>
      <style:text-properties officeooo:rsid="007659cd" officeooo:paragraph-rsid="007659cd"/>
    </style:style>
    <style:style style:name="P124" style:family="paragraph" style:parent-style-name="Text_20_body">
      <style:paragraph-properties fo:line-height="100%"/>
      <style:text-properties officeooo:rsid="007659cd" officeooo:paragraph-rsid="007690b0"/>
    </style:style>
    <style:style style:name="P125" style:family="paragraph" style:parent-style-name="Text_20_body">
      <style:paragraph-properties fo:line-height="100%"/>
      <style:text-properties officeooo:rsid="007659cd" officeooo:paragraph-rsid="007740db"/>
    </style:style>
    <style:style style:name="P126" style:family="paragraph" style:parent-style-name="Text_20_body">
      <style:text-properties officeooo:rsid="007659cd" officeooo:paragraph-rsid="007740db"/>
    </style:style>
    <style:style style:name="P127" style:family="paragraph" style:parent-style-name="Text_20_body">
      <style:text-properties officeooo:rsid="007659cd" officeooo:paragraph-rsid="0090ae93"/>
    </style:style>
    <style:style style:name="P128" style:family="paragraph" style:parent-style-name="Text_20_body">
      <style:text-properties officeooo:rsid="007690b0" officeooo:paragraph-rsid="007690b0"/>
    </style:style>
    <style:style style:name="P129" style:family="paragraph" style:parent-style-name="Text_20_body">
      <style:paragraph-properties fo:line-height="100%"/>
      <style:text-properties officeooo:rsid="007690b0" officeooo:paragraph-rsid="007690b0"/>
    </style:style>
    <style:style style:name="P130" style:family="paragraph" style:parent-style-name="Text_20_body">
      <style:paragraph-properties fo:line-height="100%"/>
      <style:text-properties officeooo:rsid="007690b0" officeooo:paragraph-rsid="007740db"/>
    </style:style>
    <style:style style:name="P131" style:family="paragraph" style:parent-style-name="Text_20_body">
      <style:text-properties officeooo:rsid="007690b0" officeooo:paragraph-rsid="007740db"/>
    </style:style>
    <style:style style:name="P132" style:family="paragraph" style:parent-style-name="Text_20_body">
      <style:paragraph-properties fo:line-height="100%"/>
      <style:text-properties officeooo:rsid="007740db" officeooo:paragraph-rsid="007740db"/>
    </style:style>
    <style:style style:name="P133" style:family="paragraph" style:parent-style-name="Text_20_body">
      <style:text-properties officeooo:rsid="007740db" officeooo:paragraph-rsid="007740db"/>
    </style:style>
    <style:style style:name="P134" style:family="paragraph" style:parent-style-name="Text_20_body">
      <style:text-properties officeooo:paragraph-rsid="007c2fa6"/>
    </style:style>
    <style:style style:name="P135" style:family="paragraph" style:parent-style-name="Text_20_body">
      <style:paragraph-properties fo:line-height="100%"/>
      <style:text-properties officeooo:rsid="0080fb97" officeooo:paragraph-rsid="0080fb97"/>
    </style:style>
    <style:style style:name="P136" style:family="paragraph" style:parent-style-name="Text_20_body">
      <style:paragraph-properties fo:line-height="100%"/>
      <style:text-properties officeooo:rsid="0085815f" officeooo:paragraph-rsid="0085815f"/>
    </style:style>
    <style:style style:name="P137" style:family="paragraph" style:parent-style-name="Text_20_body">
      <style:text-properties officeooo:rsid="0085d46c" officeooo:paragraph-rsid="0085d46c"/>
    </style:style>
    <style:style style:name="P138" style:family="paragraph" style:parent-style-name="Text_20_body">
      <style:text-properties officeooo:rsid="0086caf6" officeooo:paragraph-rsid="0086caf6"/>
    </style:style>
    <style:style style:name="P139" style:family="paragraph" style:parent-style-name="Text_20_body">
      <style:paragraph-properties fo:line-height="100%"/>
      <style:text-properties officeooo:rsid="008878d9" officeooo:paragraph-rsid="008878d9"/>
    </style:style>
    <style:style style:name="P140" style:family="paragraph" style:parent-style-name="Text_20_body">
      <style:paragraph-properties fo:line-height="100%"/>
      <style:text-properties officeooo:rsid="008878d9" officeooo:paragraph-rsid="009070ae"/>
    </style:style>
    <style:style style:name="P141" style:family="paragraph" style:parent-style-name="Text_20_body">
      <style:paragraph-properties fo:line-height="100%"/>
      <style:text-properties officeooo:rsid="009070ae" officeooo:paragraph-rsid="009070ae"/>
    </style:style>
    <style:style style:name="P142" style:family="paragraph" style:parent-style-name="Text_20_body">
      <style:paragraph-properties fo:line-height="100%"/>
      <style:text-properties officeooo:rsid="009147d7" officeooo:paragraph-rsid="009147d7"/>
    </style:style>
    <style:style style:name="P143" style:family="paragraph" style:parent-style-name="Text_20_body">
      <style:paragraph-properties fo:line-height="100%"/>
      <style:text-properties officeooo:rsid="00930c63" officeooo:paragraph-rsid="00930c63"/>
    </style:style>
    <style:style style:name="P144" style:family="paragraph" style:parent-style-name="Text_20_body">
      <style:text-properties officeooo:rsid="0093b278" officeooo:paragraph-rsid="0093b278"/>
    </style:style>
    <style:style style:name="P145" style:family="paragraph" style:parent-style-name="Text_20_body">
      <style:text-properties officeooo:rsid="00973fc9" officeooo:paragraph-rsid="00973fc9"/>
    </style:style>
    <style:style style:name="P146" style:family="paragraph" style:parent-style-name="Text_20_body">
      <style:text-properties officeooo:rsid="0099285a" officeooo:paragraph-rsid="0099285a"/>
    </style:style>
    <style:style style:name="P147" style:family="paragraph" style:parent-style-name="Text_20_body">
      <style:text-properties officeooo:paragraph-rsid="007e15c2"/>
    </style:style>
    <style:style style:name="P148" style:family="paragraph" style:parent-style-name="Text_20_body">
      <style:text-properties officeooo:rsid="009eeaa9" officeooo:paragraph-rsid="009eeaa9"/>
    </style:style>
    <style:style style:name="P149" style:family="paragraph" style:parent-style-name="Text_20_body">
      <style:text-properties officeooo:rsid="00a83cf7" officeooo:paragraph-rsid="00a83cf7"/>
    </style:style>
    <style:style style:name="P150" style:family="paragraph" style:parent-style-name="Text_20_body">
      <style:text-properties officeooo:rsid="00a83cf7" officeooo:paragraph-rsid="00aaebd0"/>
    </style:style>
    <style:style style:name="P151" style:family="paragraph" style:parent-style-name="Text_20_body">
      <style:text-properties officeooo:rsid="00a83cf7" officeooo:paragraph-rsid="00ade57e"/>
    </style:style>
    <style:style style:name="P152" style:family="paragraph" style:parent-style-name="Text_20_body">
      <style:text-properties officeooo:rsid="00aa540d" officeooo:paragraph-rsid="00aaebd0"/>
    </style:style>
    <style:style style:name="P153" style:family="paragraph" style:parent-style-name="Text_20_body">
      <style:text-properties officeooo:rsid="00ad9de9" officeooo:paragraph-rsid="00ad9de9"/>
    </style:style>
    <style:style style:name="P154" style:family="paragraph" style:parent-style-name="Text_20_body">
      <style:paragraph-properties fo:line-height="100%"/>
      <style:text-properties officeooo:rsid="009cb08e" officeooo:paragraph-rsid="00afce4d"/>
    </style:style>
    <style:style style:name="P155" style:family="paragraph" style:parent-style-name="Text_20_body">
      <style:paragraph-properties fo:line-height="100%"/>
      <style:text-properties officeooo:rsid="00af8e1d" officeooo:paragraph-rsid="00af8e1d"/>
    </style:style>
    <style:style style:name="P156" style:family="paragraph" style:parent-style-name="Text_20_body">
      <style:text-properties officeooo:rsid="00afce4d" officeooo:paragraph-rsid="00afce4d"/>
    </style:style>
    <style:style style:name="P157" style:family="paragraph" style:parent-style-name="Title">
      <style:text-properties fo:font-size="26pt" officeooo:paragraph-rsid="00234b88" style:font-size-asian="26pt" style:font-size-complex="26pt"/>
    </style:style>
    <style:style style:name="P158" style:family="paragraph" style:parent-style-name="Title">
      <style:text-properties fo:font-size="26pt" officeooo:rsid="001d70ae" officeooo:paragraph-rsid="00234b88" style:font-size-asian="26pt" style:font-size-complex="26pt"/>
    </style:style>
    <style:style style:name="P159" style:family="paragraph" style:parent-style-name="Title">
      <style:text-properties fo:font-size="26pt" officeooo:rsid="003b8b6c" officeooo:paragraph-rsid="003b8b6c" style:font-size-asian="26pt" style:font-size-complex="26pt"/>
    </style:style>
    <style:style style:name="P160" style:family="paragraph" style:parent-style-name="Text_20_body">
      <style:paragraph-properties fo:text-align="center" style:justify-single-word="false" fo:break-before="page"/>
      <style:text-properties officeooo:paragraph-rsid="001d70ae"/>
    </style:style>
    <style:style style:name="P161" style:family="paragraph" style:parent-style-name="Table_20_Contents">
      <style:text-properties style:font-name="Liberation Mono" fo:font-size="10pt" officeooo:rsid="00227df0" officeooo:paragraph-rsid="00227df0" style:font-size-asian="10pt" style:font-size-complex="10pt"/>
    </style:style>
    <style:style style:name="P162" style:family="paragraph" style:parent-style-name="Table_20_Contents">
      <style:text-properties style:font-name="Liberation Mono" fo:font-size="10pt" officeooo:rsid="0028f7cc" officeooo:paragraph-rsid="0028f7cc" style:font-size-asian="10pt" style:font-size-complex="10pt"/>
    </style:style>
    <style:style style:name="P163" style:family="paragraph" style:parent-style-name="Table_20_Contents">
      <style:text-properties style:font-name="Liberation Mono" fo:font-size="10pt" officeooo:rsid="00234b88" officeooo:paragraph-rsid="00234b88" style:font-size-asian="10pt" style:font-size-complex="10pt"/>
    </style:style>
    <style:style style:name="P16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6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66" style:family="paragraph" style:parent-style-name="Table_20_Contents">
      <style:text-properties style:font-name="Liberation Mono" fo:font-size="10pt" officeooo:rsid="00aaebd0" officeooo:paragraph-rsid="00aaebd0" style:font-size-asian="10pt" style:font-size-complex="10pt"/>
    </style:style>
    <style:style style:name="P167" style:family="paragraph" style:parent-style-name="Table_20_Contents">
      <style:text-properties style:font-name="Liberation Mono" fo:font-size="10pt" officeooo:rsid="00adec7d" officeooo:paragraph-rsid="00adec7d" style:font-size-asian="10pt" style:font-size-complex="10pt"/>
    </style:style>
    <style:style style:name="P168" style:family="paragraph" style:parent-style-name="Table_20_Contents">
      <style:text-properties style:font-name="Liberation Mono" fo:font-size="10pt" officeooo:rsid="009cb08e" officeooo:paragraph-rsid="009cb08e" style:font-size-asian="10pt" style:font-size-complex="10pt"/>
    </style:style>
    <style:style style:name="P169" style:family="paragraph" style:parent-style-name="Table_20_Contents">
      <style:text-properties style:font-name="Liberation Mono" fo:font-size="10pt" officeooo:rsid="009cb08e" officeooo:paragraph-rsid="00adec7d" style:font-size-asian="10pt" style:font-size-complex="10pt"/>
    </style:style>
    <style:style style:name="P170" style:family="paragraph" style:parent-style-name="Table_20_Contents">
      <style:text-properties style:font-name="Liberation Mono" fo:font-size="10pt" officeooo:rsid="00afb5d2" officeooo:paragraph-rsid="00afb5d2" style:font-size-asian="10pt" style:font-size-complex="10pt"/>
    </style:style>
    <style:style style:name="P171"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72"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73"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7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7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76" style:family="paragraph" style:parent-style-name="Table_20_Contents">
      <style:text-properties officeooo:rsid="00234b88" officeooo:paragraph-rsid="00234b88"/>
    </style:style>
    <style:style style:name="P177" style:family="paragraph" style:parent-style-name="Subtitle">
      <style:text-properties officeooo:rsid="002ae0a1" officeooo:paragraph-rsid="002ae0a1"/>
    </style:style>
    <style:style style:name="P178" style:family="paragraph" style:parent-style-name="Text_20_body">
      <style:paragraph-properties fo:margin-left="1.251cm" fo:margin-right="0cm" fo:text-indent="0cm" style:auto-text-indent="false"/>
      <style:text-properties officeooo:rsid="004e00ae" officeooo:paragraph-rsid="004e00ae"/>
    </style:style>
    <style:style style:name="P17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80" style:family="paragraph" style:parent-style-name="Text_20_body">
      <style:paragraph-properties fo:margin-left="2.501cm" fo:margin-right="0cm" fo:text-indent="0cm" style:auto-text-indent="false"/>
      <style:text-properties officeooo:rsid="004e00ae" officeooo:paragraph-rsid="004e00ae"/>
    </style:style>
    <style:style style:name="P181" style:family="paragraph" style:parent-style-name="Preformatted_20_Text">
      <style:text-properties style:font-name="Liberation Mono" fo:font-size="10pt" officeooo:rsid="0017182d" officeooo:paragraph-rsid="00717bb1" style:font-size-asian="10pt" style:font-size-complex="10pt"/>
    </style:style>
    <style:style style:name="P182" style:family="paragraph" style:parent-style-name="Preformatted_20_Text">
      <style:text-properties style:font-name="Liberation Mono" fo:font-size="10pt" officeooo:rsid="0017182d" officeooo:paragraph-rsid="007f31c7" style:font-size-asian="10pt" style:font-size-complex="10pt"/>
    </style:style>
    <style:style style:name="P183" style:family="paragraph" style:parent-style-name="Preformatted_20_Text">
      <style:text-properties officeooo:paragraph-rsid="00717bb1"/>
    </style:style>
    <style:style style:name="P184" style:family="paragraph" style:parent-style-name="Preformatted_20_Text">
      <style:text-properties officeooo:paragraph-rsid="007f31c7"/>
    </style:style>
    <style:style style:name="P18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8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Contents_20_3">
      <style:paragraph-properties>
        <style:tab-stops>
          <style:tab-stop style:position="16.002cm" style:type="right" style:leader-style="dotted" style:leader-text="."/>
        </style:tab-stops>
      </style:paragraph-properties>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026f443" officeooo:paragraph-rsid="0026f443"/>
    </style:style>
    <style:style style:name="P192" style:family="paragraph" style:parent-style-name="Heading_20_1">
      <style:paragraph-properties fo:break-before="page"/>
      <style:text-properties officeooo:paragraph-rsid="004e00ae"/>
    </style:style>
    <style:style style:name="P193" style:family="paragraph" style:parent-style-name="Heading_20_1">
      <style:paragraph-properties fo:break-before="page"/>
      <style:text-properties officeooo:rsid="006faa41" officeooo:paragraph-rsid="006faa41"/>
    </style:style>
    <style:style style:name="P194" style:family="paragraph" style:parent-style-name="Heading_20_1">
      <style:paragraph-properties fo:break-before="page"/>
      <style:text-properties officeooo:paragraph-rsid="006faa41"/>
    </style:style>
    <style:style style:name="P195" style:family="paragraph" style:parent-style-name="Heading_20_1">
      <style:paragraph-properties fo:break-before="page"/>
      <style:text-properties officeooo:rsid="00227df0" officeooo:paragraph-rsid="00227df0"/>
    </style:style>
    <style:style style:name="P196" style:family="paragraph" style:parent-style-name="Heading_20_2">
      <style:text-properties officeooo:rsid="00234b88" officeooo:paragraph-rsid="00234b88"/>
    </style:style>
    <style:style style:name="P197" style:family="paragraph" style:parent-style-name="Heading_20_2">
      <style:text-properties officeooo:rsid="00301195"/>
    </style:style>
    <style:style style:name="P198" style:family="paragraph" style:parent-style-name="Heading_20_2">
      <style:text-properties officeooo:paragraph-rsid="00750515"/>
    </style:style>
    <style:style style:name="P199" style:family="paragraph" style:parent-style-name="Heading_20_2">
      <style:text-properties officeooo:rsid="009eeaa9" officeooo:paragraph-rsid="009eeaa9"/>
    </style:style>
    <style:style style:name="P200" style:family="paragraph" style:parent-style-name="Heading_20_2">
      <style:text-properties officeooo:rsid="004abb00" officeooo:paragraph-rsid="0099285a"/>
    </style:style>
    <style:style style:name="P201" style:family="paragraph" style:parent-style-name="Heading_20_2">
      <style:text-properties officeooo:rsid="004abb00" officeooo:paragraph-rsid="004abb00"/>
    </style:style>
    <style:style style:name="P202" style:family="paragraph" style:parent-style-name="Heading_20_2">
      <style:text-properties officeooo:rsid="0054f7fb" officeooo:paragraph-rsid="0099285a"/>
    </style:style>
    <style:style style:name="P203" style:family="paragraph" style:parent-style-name="Heading_20_2">
      <style:text-properties officeooo:paragraph-rsid="00521b5a"/>
    </style:style>
    <style:style style:name="P204" style:family="paragraph" style:parent-style-name="Heading_20_2">
      <style:text-properties officeooo:rsid="004e00ae" officeooo:paragraph-rsid="004e00ae"/>
    </style:style>
    <style:style style:name="P205" style:family="paragraph" style:parent-style-name="Heading_20_2">
      <style:text-properties officeooo:rsid="0028f7cc"/>
    </style:style>
    <style:style style:name="P206" style:family="paragraph" style:parent-style-name="Heading_20_2">
      <style:text-properties officeooo:rsid="006faa41" officeooo:paragraph-rsid="006faa41"/>
    </style:style>
    <style:style style:name="P207" style:family="paragraph" style:parent-style-name="Heading_20_2">
      <style:text-properties officeooo:paragraph-rsid="007659cd"/>
    </style:style>
    <style:style style:name="P208" style:family="paragraph" style:parent-style-name="Heading_20_3">
      <style:paragraph-properties fo:line-height="100%"/>
      <style:text-properties officeooo:rsid="007690b0" officeooo:paragraph-rsid="007690b0"/>
    </style:style>
    <style:style style:name="P209" style:family="paragraph" style:parent-style-name="Heading_20_3">
      <style:paragraph-properties fo:line-height="100%"/>
      <style:text-properties officeooo:rsid="008878d9" officeooo:paragraph-rsid="0090ae93"/>
    </style:style>
    <style:style style:name="P210" style:family="paragraph" style:parent-style-name="Text_20_body">
      <style:paragraph-properties fo:line-height="100%" fo:text-align="center" style:justify-single-word="false"/>
      <style:text-properties style:font-name="Liberation Mono" officeooo:rsid="00af8e1d" officeooo:paragraph-rsid="00af8e1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T88" style:family="text">
      <style:text-properties officeooo:rsid="00a126bf"/>
    </style:style>
    <style:style style:name="T89" style:family="text">
      <style:text-properties officeooo:rsid="00a396f3"/>
    </style:style>
    <style:style style:name="T90" style:family="text">
      <style:text-properties officeooo:rsid="00a99c27"/>
    </style:style>
    <style:style style:name="T91" style:family="text">
      <style:text-properties officeooo:rsid="00aa540d"/>
    </style:style>
    <style:style style:name="T92" style:family="text">
      <style:text-properties officeooo:rsid="00aaebd0"/>
    </style:style>
    <style:style style:name="T93" style:family="text">
      <style:text-properties officeooo:rsid="00aba8b9"/>
    </style:style>
    <style:style style:name="T94" style:family="text">
      <style:text-properties officeooo:rsid="00ad9de9"/>
    </style:style>
    <style:style style:name="T95" style:family="text">
      <style:text-properties officeooo:rsid="00ade57e"/>
    </style:style>
    <style:style style:name="T96" style:family="text">
      <style:text-properties officeooo:rsid="00adec7d"/>
    </style:style>
    <style:style style:name="T97" style:family="text">
      <style:text-properties officeooo:rsid="00af8e1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57"/>
      <text:p text:style-name="P157"/>
      <text:p text:style-name="P158">The Cycle-Accurate</text:p>
      <text:p text:style-name="P157">Game Boy <text:span text:style-name="T8">D</text:span>ocs</text:p>
      <text:p text:style-name="P177">Version 0.<text:span text:style-name="T44">X</text:span></text:p>
      <text:p text:style-name="P92"/>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87"><text:a xlink:type="simple" xlink:href="#__RefHeading__438_1297581768" text:style-name="Index_20_Link" text:visited-style-name="Index_20_Link">1. Introduction<text:tab/>4</text:a></text:p>
          <text:p text:style-name="P187"><text:a xlink:type="simple" xlink:href="#__RefHeading__452_1297581768" text:style-name="Index_20_Link" text:visited-style-name="Index_20_Link">2. Memory<text:tab/>5</text:a></text:p>
          <text:p text:style-name="P188"><text:a xlink:type="simple" xlink:href="#__RefHeading__454_1297581768" text:style-name="Index_20_Link" text:visited-style-name="Index_20_Link">General Memory Map<text:tab/>5</text:a></text:p>
          <text:p text:style-name="P188"><text:a xlink:type="simple" xlink:href="#__RefHeading__456_1297581768" text:style-name="Index_20_Link" text:visited-style-name="Index_20_Link">Jump Vectors in ROM0<text:tab/>5</text:a></text:p>
          <text:p text:style-name="P188"><text:a xlink:type="simple" xlink:href="#__RefHeading__458_1297581768" text:style-name="Index_20_Link" text:visited-style-name="Index_20_Link">Cartridge Header in ROM0<text:tab/>5</text:a></text:p>
          <text:p text:style-name="P188"><text:a xlink:type="simple" xlink:href="#__RefHeading__460_1297581768" text:style-name="Index_20_Link" text:visited-style-name="Index_20_Link">External Memory and Hardware<text:tab/>5</text:a></text:p>
          <text:p text:style-name="P188"><text:a xlink:type="simple" xlink:href="#__RefHeading__1053_562622245" text:style-name="Index_20_Link" text:visited-style-name="Index_20_Link">I/O Register Unreadable Bits<text:tab/>6</text:a></text:p>
          <text:p text:style-name="P188"><text:a xlink:type="simple" xlink:href="#__RefHeading__1118_1542393078" text:style-name="Index_20_Link" text:visited-style-name="Index_20_Link">Boot ROMs<text:tab/>6</text:a></text:p>
          <text:p text:style-name="P188"><text:a xlink:type="simple" xlink:href="#__RefHeading__2258_1034543206" text:style-name="Index_20_Link" text:visited-style-name="Index_20_Link">FF70h – SVBK – GBC Mode – WRAM Bank (R/W)<text:tab/>6</text:a></text:p>
          <text:p text:style-name="P188"><text:a xlink:type="simple" xlink:href="#__RefHeading__2260_1034543206" text:style-name="Index_20_Link" text:visited-style-name="Index_20_Link">FF4Fh – VBK – GBC Mode – VRAM Bank (R/W)<text:tab/>6</text:a></text:p>
          <text:p text:style-name="P188"><text:a xlink:type="simple" xlink:href="#__RefHeading__2884_1261411226" text:style-name="Index_20_Link" text:visited-style-name="Index_20_Link">Unused Memory Area at E000h – FDFFh<text:tab/>6</text:a></text:p>
          <text:p text:style-name="P188"><text:a xlink:type="simple" xlink:href="#__RefHeading__2886_1261411226" text:style-name="Index_20_Link" text:visited-style-name="Index_20_Link">Unused Memory Area at FEA0h – FEFFh<text:tab/>7</text:a></text:p>
          <text:p text:style-name="P187"><text:a xlink:type="simple" xlink:href="#__RefHeading__1120_1542393078" text:style-name="Index_20_Link" text:visited-style-name="Index_20_Link">3. CPU<text:tab/>8</text:a></text:p>
          <text:p text:style-name="P188"><text:a xlink:type="simple" xlink:href="#__RefHeading__2262_1034543206" text:style-name="Index_20_Link" text:visited-style-name="Index_20_Link">General Information<text:tab/>8</text:a></text:p>
          <text:p text:style-name="P188"><text:a xlink:type="simple" xlink:href="#__RefHeading__2264_1034543206" text:style-name="Index_20_Link" text:visited-style-name="Index_20_Link">Initial Register Values<text:tab/>8</text:a></text:p>
          <text:p text:style-name="P188"><text:a xlink:type="simple" xlink:href="#__RefHeading__2384_1443685241" text:style-name="Index_20_Link" text:visited-style-name="Index_20_Link">CPU Instruction Set<text:tab/>9</text:a></text:p>
          <text:p text:style-name="P188"><text:a xlink:type="simple" xlink:href="#__RefHeading__1583_191790824" text:style-name="Index_20_Link" text:visited-style-name="Index_20_Link">HALT Mode<text:tab/>9</text:a></text:p>
          <text:p text:style-name="P188"><text:a xlink:type="simple" xlink:href="#__RefHeading__1585_191790824" text:style-name="Index_20_Link" text:visited-style-name="Index_20_Link">STOP Mode<text:tab/>9</text:a></text:p>
          <text:p text:style-name="P188"><text:a xlink:type="simple" xlink:href="#__RefHeading__1587_191790824" text:style-name="Index_20_Link" text:visited-style-name="Index_20_Link">Entering STOP Mode correctly<text:tab/>9</text:a></text:p>
          <text:p text:style-name="P188"><text:a xlink:type="simple" xlink:href="#__RefHeading__2266_1034543206" text:style-name="Index_20_Link" text:visited-style-name="Index_20_Link">FF4Dh – KEY1 – GBC Mode – Speed Switch (R/W)<text:tab/>9</text:a></text:p>
          <text:p text:style-name="P188"><text:a xlink:type="simple" xlink:href="#__RefHeading__1589_191790824" text:style-name="Index_20_Link" text:visited-style-name="Index_20_Link">Speed Switch<text:tab/>10</text:a></text:p>
          <text:p text:style-name="P188"><text:a xlink:type="simple" xlink:href="#__RefHeading__1591_191790824" text:style-name="Index_20_Link" text:visited-style-name="Index_20_Link">Undefined Opcodes<text:tab/>11</text:a></text:p>
          <text:p text:style-name="P187"><text:a xlink:type="simple" xlink:href="#__RefHeading__789_785625829" text:style-name="Index_20_Link" text:visited-style-name="Index_20_Link">4. Interrupts<text:tab/>12</text:a></text:p>
          <text:p text:style-name="P188"><text:a xlink:type="simple" xlink:href="#__RefHeading__1593_191790824" text:style-name="Index_20_Link" text:visited-style-name="Index_20_Link">Vector 0040h – Vertical Blanking Interrupt<text:tab/>12</text:a></text:p>
          <text:p text:style-name="P188"><text:a xlink:type="simple" xlink:href="#__RefHeading__1595_191790824" text:style-name="Index_20_Link" text:visited-style-name="Index_20_Link">Vector 0048h – LCD STAT Interrupt<text:tab/>12</text:a></text:p>
          <text:p text:style-name="P188"><text:a xlink:type="simple" xlink:href="#__RefHeading__1597_191790824" text:style-name="Index_20_Link" text:visited-style-name="Index_20_Link">Vector 0050h – Timer Interrupt<text:tab/>12</text:a></text:p>
          <text:p text:style-name="P188"><text:a xlink:type="simple" xlink:href="#__RefHeading__1599_191790824" text:style-name="Index_20_Link" text:visited-style-name="Index_20_Link">Vector 0058h – Serial Interrupt<text:tab/>12</text:a></text:p>
          <text:p text:style-name="P188"><text:a xlink:type="simple" xlink:href="#__RefHeading__1601_191790824" text:style-name="Index_20_Link" text:visited-style-name="Index_20_Link">Vector 0060h – Joypad Interrupt<text:tab/>12</text:a></text:p>
          <text:p text:style-name="P188"><text:a xlink:type="simple" xlink:href="#__RefHeading__1603_191790824" text:style-name="Index_20_Link" text:visited-style-name="Index_20_Link">IME – Interrupt Master Enable Flag<text:tab/>12</text:a></text:p>
          <text:p text:style-name="P188"><text:a xlink:type="simple" xlink:href="#__RefHeading__1605_191790824" text:style-name="Index_20_Link" text:visited-style-name="Index_20_Link">FF0Fh – IF – Interrupt Flags (R/W)<text:tab/>13</text:a></text:p>
          <text:p text:style-name="P188"><text:a xlink:type="simple" xlink:href="#__RefHeading__1607_191790824" text:style-name="Index_20_Link" text:visited-style-name="Index_20_Link">FFFFh – IE – Interrupt Enable (R/W)<text:tab/>13</text:a></text:p>
          <text:p text:style-name="P188"><text:a xlink:type="simple" xlink:href="#__RefHeading__1609_191790824" text:style-name="Index_20_Link" text:visited-style-name="Index_20_Link">Interrupt Handling<text:tab/>13</text:a></text:p>
          <text:p text:style-name="P188"><text:a xlink:type="simple" xlink:href="#__RefHeading__1611_191790824" text:style-name="Index_20_Link" text:visited-style-name="Index_20_Link">The HALT Instruction Behaviour<text:tab/>13</text:a></text:p>
          <text:p text:style-name="P187"><text:a xlink:type="simple" xlink:href="#__RefHeading__445_1928868232" text:style-name="Index_20_Link" text:visited-style-name="Index_20_Link">5. Timer<text:tab/>15</text:a></text:p>
          <text:p text:style-name="P188"><text:a xlink:type="simple" xlink:href="#__RefHeading__151_24745071" text:style-name="Index_20_Link" text:visited-style-name="Index_20_Link">FF04h – DIV – Divider Register (R/W*)<text:tab/>15</text:a></text:p>
          <text:p text:style-name="P189"><text:a xlink:type="simple" xlink:href="#__RefHeading__153_24745071" text:style-name="Index_20_Link" text:visited-style-name="Index_20_Link">Interaction with APU<text:tab/>16</text:a></text:p>
          <text:p text:style-name="P188"><text:a xlink:type="simple" xlink:href="#__RefHeading__155_24745071" text:style-name="Index_20_Link" text:visited-style-name="Index_20_Link">FF05h – TIMA – Timer Counter (R/W)<text:tab/>16</text:a></text:p>
          <text:p text:style-name="P188"><text:a xlink:type="simple" xlink:href="#__RefHeading__157_24745071" text:style-name="Index_20_Link" text:visited-style-name="Index_20_Link">FF06h – TIMA – Timer Modulo (R/W)<text:tab/>16</text:a></text:p>
          <text:p text:style-name="P188"><text:a xlink:type="simple" xlink:href="#__RefHeading__267_24745071" text:style-name="Index_20_Link" text:visited-style-name="Index_20_Link">FF07h – TAC – Timer Control (R/W)<text:tab/>16</text:a></text:p>
          <text:p text:style-name="P188"><text:a xlink:type="simple" xlink:href="#__RefHeading__161_24745071" text:style-name="Index_20_Link" text:visited-style-name="Index_20_Link">Timer Obscure Behaviour<text:tab/>16</text:a></text:p>
          <text:p text:style-name="P188"><text:a xlink:type="simple" xlink:href="#__RefHeading__814_785625829" text:style-name="Index_20_Link" text:visited-style-name="Index_20_Link">Timer Overflow Behaviour<text:tab/>19</text:a></text:p>
          <text:p text:style-name="P187"><text:a xlink:type="simple" xlink:href="#__RefHeading__791_785625829" text:style-name="Index_20_Link" text:visited-style-name="Index_20_Link">6. Serial<text:tab/>21</text:a></text:p>
          <text:p text:style-name="P187"><text:a xlink:type="simple" xlink:href="#__RefHeading__793_785625829" text:style-name="Index_20_Link" text:visited-style-name="Index_20_Link">7. Joypad<text:tab/>22</text:a></text:p>
          <text:p text:style-name="P188"><text:a xlink:type="simple" xlink:href="#__RefHeading__2268_1034543206" text:style-name="Index_20_Link" text:visited-style-name="Index_20_Link">FF00h – P1 – Joypad (R/W)<text:tab/>22</text:a></text:p>
          <text:p text:style-name="P188"><text:a xlink:type="simple" xlink:href="#__RefHeading__2270_1034543206" text:style-name="Index_20_Link" text:visited-style-name="Index_20_Link">Reading the Joypad<text:tab/>22</text:a></text:p>
          <text:p text:style-name="P188"><text:a xlink:type="simple" xlink:href="#__RefHeading__2272_1034543206" text:style-name="Index_20_Link" text:visited-style-name="Index_20_Link">Joypad Interrupt<text:tab/>23</text:a></text:p>
          <text:p text:style-name="P188"><text:a xlink:type="simple" xlink:href="#__RefHeading__2274_1034543206" text:style-name="Index_20_Link" text:visited-style-name="Index_20_Link">Software-Triggered Joypad Interrupt<text:tab/>23</text:a></text:p>
          <text:p text:style-name="P187"><text:a xlink:type="simple" xlink:href="#__RefHeading__1613_191790824" text:style-name="Index_20_Link" text:visited-style-name="Index_20_Link">8. Video controller<text:tab/>24</text:a></text:p>
          <text:p text:style-name="P188"><text:soft-page-break/><text:a xlink:type="simple" xlink:href="#__RefHeading__1615_191790824" text:style-name="Index_20_Link" text:visited-style-name="Index_20_Link">The LCD<text:tab/>24</text:a></text:p>
          <text:p text:style-name="P188"><text:a xlink:type="simple" xlink:href="#__RefHeading__2278_1034543206" text:style-name="Index_20_Link" text:visited-style-name="Index_20_Link">STAT Interrupt<text:tab/>24</text:a></text:p>
          <text:p text:style-name="P187"><text:a xlink:type="simple" xlink:href="#__RefHeading__1085_1186689007" text:style-name="Index_20_Link" text:visited-style-name="Index_20_Link">9. DMA<text:tab/>25</text:a></text:p>
          <text:p text:style-name="P188"><text:a xlink:type="simple" xlink:href="#__RefHeading__2280_1034543206" text:style-name="Index_20_Link" text:visited-style-name="Index_20_Link">FF46h – DMA – OAM DMA Transfer (R/W)<text:tab/>25</text:a></text:p>
          <text:p text:style-name="P188"><text:a xlink:type="simple" xlink:href="#__RefHeading__2282_1034543206" text:style-name="Index_20_Link" text:visited-style-name="Index_20_Link">FF51h – HDMA1 – GBC Mode – HDMA Source, High (W)<text:tab/>25</text:a></text:p>
          <text:p text:style-name="P188"><text:a xlink:type="simple" xlink:href="#__RefHeading__2284_1034543206" text:style-name="Index_20_Link" text:visited-style-name="Index_20_Link">FF52h – HDMA2 – GBC Mode – HDMA Source, Low (W)<text:tab/>25</text:a></text:p>
          <text:p text:style-name="P188"><text:a xlink:type="simple" xlink:href="#__RefHeading__2286_1034543206" text:style-name="Index_20_Link" text:visited-style-name="Index_20_Link">FF53h – HDMA3 – GBC Mode – HDMA Destination, High (W)<text:tab/>25</text:a></text:p>
          <text:p text:style-name="P188"><text:a xlink:type="simple" xlink:href="#__RefHeading__2288_1034543206" text:style-name="Index_20_Link" text:visited-style-name="Index_20_Link">FF54h – HDMA4 – GBC Mode – HDMA Destination, Low (W)<text:tab/>26</text:a></text:p>
          <text:p text:style-name="P188"><text:a xlink:type="simple" xlink:href="#__RefHeading__2290_1034543206" text:style-name="Index_20_Link" text:visited-style-name="Index_20_Link">FF55h – HDMA5 – GBC Mode – HDMA Length/Mode/Start (R/W)<text:tab/>26</text:a></text:p>
          <text:p text:style-name="P189"><text:a xlink:type="simple" xlink:href="#__RefHeading__2292_1034543206" text:style-name="Index_20_Link" text:visited-style-name="Index_20_Link">GDMA – General Purpose DMA<text:tab/>26</text:a></text:p>
          <text:p text:style-name="P189"><text:a xlink:type="simple" xlink:href="#__RefHeading__2294_1034543206" text:style-name="Index_20_Link" text:visited-style-name="Index_20_Link">HDMA – H-Blank DMA<text:tab/>26</text:a></text:p>
          <text:p text:style-name="P189"><text:a xlink:type="simple" xlink:href="#__RefHeading__2620_948756148" text:style-name="Index_20_Link" text:visited-style-name="Index_20_Link">GDMA/HDMA Allowed Source Addresses<text:tab/>27</text:a></text:p>
          <text:p text:style-name="P187"><text:a xlink:type="simple" xlink:href="#__RefHeading__795_785625829" text:style-name="Index_20_Link" text:visited-style-name="Index_20_Link">10. Audio Processing Unit<text:tab/>28</text:a></text:p>
          <text:p text:style-name="P187"><text:a xlink:type="simple" xlink:href="#__RefHeading__797_785625829" text:style-name="Index_20_Link" text:visited-style-name="Index_20_Link">11. The Game Boy Cartridge<text:tab/>29</text:a></text:p>
          <text:p text:style-name="P188"><text:a xlink:type="simple" xlink:href="#__RefHeading__2386_1443685241" text:style-name="Index_20_Link" text:visited-style-name="Index_20_Link">Memory Bank Controller<text:tab/>29</text:a></text:p>
          <text:p text:style-name="P187"><text:a xlink:type="simple" xlink:href="#__RefHeading__448_1297581768" text:style-name="Index_20_Link" text:visited-style-name="Index_20_Link">12. Credits<text:tab/>30</text:a></text:p>
          <text:p text:style-name="P187"><text:a xlink:type="simple" xlink:href="#__RefHeading__3568_1397632328" text:style-name="Index_20_Link" text:visited-style-name="Index_20_Link">13. Changelog<text:tab/>31</text:a></text:p>
        </text:index-body>
      </text:table-of-content>
      <text:p text:style-name="P56"/>
      <text:h text:style-name="P190"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9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2">Addresses</text:p>
          </table:table-cell>
          <table:table-cell table:style-name="Tabla5.A1" office:value-type="string">
            <text:p text:style-name="P82">Name</text:p>
          </table:table-cell>
          <table:table-cell table:style-name="Tabla5.C1" office:value-type="string">
            <text:p text:style-name="P171">Description</text:p>
          </table:table-cell>
        </table:table-row>
        <table:table-row table:style-name="Tabla5.1">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61">Non-switchable <text:span text:style-name="T11">ROM Bank.</text:span></text:p>
          </table:table-cell>
        </table:table-row>
        <table:table-row table:style-name="Tabla5.1">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style-name="Tabla5.1">
          <table:table-cell table:style-name="Tabla5.A2" office:value-type="string">
            <text:p text:style-name="P67">8000h – 9FFFh</text:p>
          </table:table-cell>
          <table:table-cell table:style-name="Tabla5.A2" office:value-type="string">
            <text:p text:style-name="P161">VRAM</text:p>
          </table:table-cell>
          <table:table-cell table:style-name="Tabla5.C2" office:value-type="string">
            <text:p text:style-name="P67">Video RAM<text:span text:style-name="T12">, switchable (0-1) in GBC mode.</text:span></text:p>
          </table:table-cell>
        </table:table-row>
        <table:table-row table:style-name="Tabla5.1">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style-name="Tabla5.1">
          <table:table-cell table:style-name="Tabla5.A2" office:value-type="string">
            <text:p text:style-name="P70">C000h – CFFFh</text:p>
          </table:table-cell>
          <table:table-cell table:style-name="Tabla5.A2" office:value-type="string">
            <text:p text:style-name="P70">WRAM0</text:p>
          </table:table-cell>
          <table:table-cell table:style-name="Tabla5.C2" office:value-type="string">
            <text:p text:style-name="P161">Work RAM.</text:p>
          </table:table-cell>
        </table:table-row>
        <table:table-row table:style-name="Tabla5.1">
          <table:table-cell table:style-name="Tabla5.A2" office:value-type="string">
            <text:p text:style-name="P70">D000h – DFFFh</text:p>
          </table:table-cell>
          <table:table-cell table:style-name="Tabla5.A2" office:value-type="string">
            <text:p text:style-name="P70">WRAMX</text:p>
          </table:table-cell>
          <table:table-cell table:style-name="Tabla5.C2" office:value-type="string">
            <text:p text:style-name="P161">Work RAM, switchable (1-7) in GBC mode</text:p>
          </table:table-cell>
        </table:table-row>
        <table:table-row table:style-name="Tabla5.1">
          <table:table-cell table:style-name="Tabla5.A2" office:value-type="string">
            <text:p text:style-name="P70">E000h – FDFFh</text:p>
          </table:table-cell>
          <table:table-cell table:style-name="Tabla5.A2" office:value-type="string">
            <text:p text:style-name="P81">ECHO</text:p>
          </table:table-cell>
          <table:table-cell table:style-name="Tabla5.C2" office:value-type="string">
            <text:p text:style-name="P78">D<text:span text:style-name="T89">escription of the behaviour below.</text:span></text:p>
          </table:table-cell>
        </table:table-row>
        <table:table-row table:style-name="Tabla5.1">
          <table:table-cell table:style-name="Tabla5.A2" office:value-type="string">
            <text:p text:style-name="P70">FE00h – FE9Fh</text:p>
          </table:table-cell>
          <table:table-cell table:style-name="Tabla5.A2" office:value-type="string">
            <text:p text:style-name="P70">OAM</text:p>
          </table:table-cell>
          <table:table-cell table:style-name="Tabla5.C2" office:value-type="string">
            <text:p text:style-name="P70">(Object Attribute Table) Sprite information table.</text:p>
          </table:table-cell>
        </table:table-row>
        <table:table-row table:style-name="Tabla5.1">
          <table:table-cell table:style-name="Tabla5.A2" office:value-type="string">
            <text:p text:style-name="P70">FEA0h – FEFFh</text:p>
          </table:table-cell>
          <table:table-cell table:style-name="Tabla5.A2" office:value-type="string">
            <text:p text:style-name="P81">UNUSED</text:p>
          </table:table-cell>
          <table:table-cell table:style-name="Tabla5.C2" office:value-type="string">
            <text:p text:style-name="P79">D<text:span text:style-name="T89">escription of the behaviour below.</text:span></text:p>
          </table:table-cell>
        </table:table-row>
        <table:table-row table:style-name="Tabla5.1">
          <table:table-cell table:style-name="Tabla5.A2" office:value-type="string">
            <text:p text:style-name="P70">FF00h – FF7Fh</text:p>
          </table:table-cell>
          <table:table-cell table:style-name="Tabla5.A2" office:value-type="string">
            <text:p text:style-name="P70">I/O Registers</text:p>
          </table:table-cell>
          <table:table-cell table:style-name="Tabla5.C2" office:value-type="string">
            <text:p text:style-name="P70">I/O registers are mapped here.</text:p>
          </table:table-cell>
        </table:table-row>
        <table:table-row table:style-name="Tabla5.1">
          <table:table-cell table:style-name="Tabla5.A2" office:value-type="string">
            <text:p text:style-name="P70">FF80h – FFFEh</text:p>
          </table:table-cell>
          <table:table-cell table:style-name="Tabla5.A2" office:value-type="string">
            <text:p text:style-name="P70">HRAM</text:p>
          </table:table-cell>
          <table:table-cell table:style-name="Tabla5.C2" office:value-type="string">
            <text:p text:style-name="P70">Internal CPU RAM</text:p>
          </table:table-cell>
        </table:table-row>
        <table:table-row table:style-name="Tabla5.1">
          <table:table-cell table:style-name="Tabla5.A2" office:value-type="string">
            <text:p text:style-name="P70">FFFFh</text:p>
          </table:table-cell>
          <table:table-cell table:style-name="Tabla5.A2" office:value-type="string">
            <text:p text:style-name="P70">IE Register</text:p>
          </table:table-cell>
          <table:table-cell table:style-name="Tabla5.C2" office:value-type="string">
            <text:p text:style-name="P16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7">Some addresses in ROM0 are jump vectors:</text:p>
      <table:table table:name="Tabla7" table:style-name="Tabla7">
        <table:table-column table:style-name="Tabla7.A"/>
        <table:table-row table:style-name="Tabla7.1">
          <table:table-cell office:value-type="string">
            <text:p text:style-name="P163">0000h,0008h,0010h,0018h,0020h,0028h,0030h,0038h – For RST instruction of CPU.</text:p>
            <text:p text:style-name="P163">0040h,0048h,0050h,0058h,0060h – Interrupt Vectors (VBL,LCD,Timer,Serial,Joypad)</text:p>
            <text:p text:style-name="P176"/>
          </table:table-cell>
        </table:table-row>
      </table:table>
      <text:p text:style-name="P87">Unused vectors may be used for whatever purpose the program wants. RST are special instructions like CALL, but they are 1 byte long instructions (CALL are 3 bytes long) and need 2 cycles less.</text:p>
      <text:h text:style-name="P196"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96" text:outline-level="2"><text:bookmark-start text:name="__RefHeading__460_1297581768"/>External Memory and Hardware<text:bookmark-end text:name="__RefHeading__460_1297581768"/></text:h>
      <text:p text:style-name="P93"><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97" text:outline-level="2"><text:bookmark-start text:name="__RefHeading__1053_562622245"/><text:soft-page-break/>I/O Register Unreadable Bits<text:bookmark-end text:name="__RefHeading__1053_562622245"/></text:h>
      <text:p text:style-name="P94">All unreadable bits of I/O registers return 1. In general, all unused bits in I/O registers are unreadable so they return 1. Some exceptions are:</text:p>
      <text:p text:style-name="P95">- <text:span text:style-name="T67">U</text:span>nknown purpose <text:span text:style-name="T67">(if any)</text:span> registers. Some bits of them can be read and written.</text:p>
      <text:p text:style-name="P9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3">All Game Boy models have a small program that is run when the GB is powered on. This program initializes some registers and some memory areas (depending on the model) and perorms some checks with values in the ROM header. So far (2014/11) have been dumped:</text:p>
      <text:p text:style-name="P103">- DMG: Mapped to 0000h – 00FFh.</text:p>
      <text:p text:style-name="P103">- MGB: Mapped to 0000h – 00FFh. It has been dumped from a Game Boy Pocket, it is unknown if Game Boy Light has a different one. Probably not, since DMG and MGB are only 1 byte different.</text:p>
      <text:p text:style-name="P103">- SGB: Mapped to 0000h – 00FFh.</text:p>
      <text:p text:style-name="P103">- CGB: Mapped to 0000h – 00FFh and 0200h – 0<text:span text:style-name="T93">8FF</text:span>h.</text:p>
      <text:h text:style-name="P198" text:outline-level="2"><text:bookmark-start text:name="__RefHeading__2258_1034543206"/>FF<text:span text:style-name="T55">70</text:span>h – <text:span text:style-name="T55">SVBK – GBC Mode – WRAM Bank (R/W)</text:span><text:bookmark-end text:name="__RefHeading__2258_1034543206"/></text:h>
      <text:p text:style-name="P120">This register selects the WRAM bank mapped to D000h – DFFFh. If bank 0 is selected, the actual mapped bank is 1, but the register will still read 0. The bank at C000h – CFFFh is always 0.</text:p>
      <text:p text:style-name="P12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98" text:outline-level="2"><text:bookmark-start text:name="__RefHeading__2260_1034543206"/>FF<text:span text:style-name="T55">4F</text:span>h – <text:span text:style-name="T55">VBK – GBC Mode – VRAM Bank (R/W)</text:span><text:bookmark-end text:name="__RefHeading__2260_1034543206"/></text:h>
      <text:p text:style-name="P120">This register selects the VRAM bank mapped to 8000h – 9FFFh.</text:p>
      <text:p text:style-name="P12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47"><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text:bookmark-start text:name="__RefHeading__2884_1261411226"/>Unused Memory Area <text:span text:style-name="T86">at E000h – FDFFh</text:span><text:bookmark-end text:name="__RefHeading__2884_1261411226"/></text:h>
      <text:p text:style-name="P148">In CGB/AGB/AGS this area is just a mirror of the WRAM. Reads and writes from this area are redirected to C000h – DDFFh.</text:p>
      <text:p text:style-name="P148">In DMG/MGB(/SGB?) this area works a bit different:</text:p>
      <text:p text:style-name="P148">- Writes to this area are redirected to both WRAM (C000h – DDFFh) and SRAM (A000h – BDFFh) areas. <text:span text:style-name="T88">This is probably caused because both chip enable signals are set to '1' because of a too simple chip selection circuit.</text:span></text:p>
      <text:p text:style-name="P148"><text:soft-page-break/>- Reads from this area are calculated by reading from WRAM and SRAM, and then performing a bitwise AND to <text:span text:style-name="T87">the two</text:span> <text:span text:style-name="T87">values</text:span>. <text:span text:style-name="T88">IMPORTANT: There is the possibility that this could damage the hardware, as it short-circuits two different signals! This shouldn't happen with writing because the chip data buses are in high-impedance mode.</text:span></text:p>
      <text:p text:style-name="P148">This means that when SRAM is disabled this is just a mirror of WRAM <text:span text:style-name="T87">like CGB</text:span> (as SRAM would read FFh and writes to SRAM are ignored).</text:p>
      <text:h text:style-name="P199" text:outline-level="2"><text:bookmark-start text:name="__RefHeading__2886_1261411226"/>Unused Memory Area at FEA0h – FEFFh<text:bookmark-end text:name="__RefHeading__2886_1261411226"/></text:h>
      <text:p text:style-name="P149">This small area also has a different behaviour depending on the GB model. <text:span text:style-name="T90">It doesn't matter if the Game Boy is in DMG or CGB mode. Reading and writing is restricted to video modes where the OAM memory isn't being accessed by the video hardware, the same way as OAM.</text:span></text:p>
      <text:p text:style-name="P149">- DMG/MGB<text:span text:style-name="T86">(/SGB?): </text:span>Writes are ignored.<text:span text:style-name="T86"> </text:span>Reading from this area returns 00h.</text:p>
      <text:p text:style-name="P151">- <text:span text:style-name="T90">C</text:span>GB: <text:span text:style-name="T91">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69"><text:span text:style-name="T92">FEA</text:span>0h</text:p>
          </table:table-cell>
          <table:table-cell table:style-name="Tabla29.A1" office:value-type="string">
            <text:p text:style-name="P80">00</text:p>
          </table:table-cell>
          <table:table-cell table:style-name="Tabla29.A1" office:value-type="string">
            <text:p text:style-name="P80">01</text:p>
          </table:table-cell>
          <table:table-cell table:style-name="Tabla29.A1" office:value-type="string">
            <text:p text:style-name="P80">02</text:p>
          </table:table-cell>
          <table:table-cell table:style-name="Tabla29.A1" office:value-type="string">
            <text:p text:style-name="P80">03</text:p>
          </table:table-cell>
          <table:table-cell table:style-name="Tabla29.A1" office:value-type="string">
            <text:p text:style-name="P80">04</text:p>
          </table:table-cell>
          <table:table-cell table:style-name="Tabla29.A1" office:value-type="string">
            <text:p text:style-name="P80">05</text:p>
          </table:table-cell>
          <table:table-cell table:style-name="Tabla29.A1" office:value-type="string">
            <text:p text:style-name="P80">06</text:p>
          </table:table-cell>
          <table:table-cell table:style-name="Tabla29.A1" office:value-type="string">
            <text:p text:style-name="P80">07</text:p>
          </table:table-cell>
          <table:table-cell table:style-name="Tabla29.A1" office:value-type="string">
            <text:p text:style-name="P80">08</text:p>
          </table:table-cell>
          <table:table-cell table:style-name="Tabla29.A1" office:value-type="string">
            <text:p text:style-name="P80">09</text:p>
          </table:table-cell>
          <table:table-cell table:style-name="Tabla29.A1" office:value-type="string">
            <text:p text:style-name="P80">0A</text:p>
          </table:table-cell>
          <table:table-cell table:style-name="Tabla29.A1" office:value-type="string">
            <text:p text:style-name="P80">0B</text:p>
          </table:table-cell>
          <table:table-cell table:style-name="Tabla29.A1" office:value-type="string">
            <text:p text:style-name="P80">0C</text:p>
          </table:table-cell>
          <table:table-cell table:style-name="Tabla29.A1" office:value-type="string">
            <text:p text:style-name="P80">0D</text:p>
          </table:table-cell>
          <table:table-cell table:style-name="Tabla29.A1" office:value-type="string">
            <text:p text:style-name="P80">0E</text:p>
          </table:table-cell>
          <table:table-cell table:style-name="Tabla29.Q1" office:value-type="string">
            <text:p text:style-name="P166">0F</text:p>
          </table:table-cell>
        </table:table-row>
        <table:table-row>
          <table:table-cell table:style-name="Tabla29.A2" office:value-type="string">
            <text:p text:style-name="P69"><text:span text:style-name="T92">FEB</text:span>0h</text:p>
          </table:table-cell>
          <table:table-cell table:style-name="Tabla29.A2" office:value-type="string">
            <text:p text:style-name="P80">10</text:p>
          </table:table-cell>
          <table:table-cell table:style-name="Tabla29.A2" office:value-type="string">
            <text:p text:style-name="P80">11</text:p>
          </table:table-cell>
          <table:table-cell table:style-name="Tabla29.A2" office:value-type="string">
            <text:p text:style-name="P80">12</text:p>
          </table:table-cell>
          <table:table-cell table:style-name="Tabla29.A2" office:value-type="string">
            <text:p text:style-name="P80">13</text:p>
          </table:table-cell>
          <table:table-cell table:style-name="Tabla29.A2" office:value-type="string">
            <text:p text:style-name="P80">14</text:p>
          </table:table-cell>
          <table:table-cell table:style-name="Tabla29.A2" office:value-type="string">
            <text:p text:style-name="P80">15</text:p>
          </table:table-cell>
          <table:table-cell table:style-name="Tabla29.A2" office:value-type="string">
            <text:p text:style-name="P80">16</text:p>
          </table:table-cell>
          <table:table-cell table:style-name="Tabla29.A2" office:value-type="string">
            <text:p text:style-name="P80">17</text:p>
          </table:table-cell>
          <table:table-cell table:style-name="Tabla29.A2" office:value-type="string">
            <text:p text:style-name="P80">18</text:p>
          </table:table-cell>
          <table:table-cell table:style-name="Tabla29.A2" office:value-type="string">
            <text:p text:style-name="P80">19</text:p>
          </table:table-cell>
          <table:table-cell table:style-name="Tabla29.A2" office:value-type="string">
            <text:p text:style-name="P80">1A</text:p>
          </table:table-cell>
          <table:table-cell table:style-name="Tabla29.A2" office:value-type="string">
            <text:p text:style-name="P80">1B</text:p>
          </table:table-cell>
          <table:table-cell table:style-name="Tabla29.A2" office:value-type="string">
            <text:p text:style-name="P80">1C</text:p>
          </table:table-cell>
          <table:table-cell table:style-name="Tabla29.A2" office:value-type="string">
            <text:p text:style-name="P80">1D</text:p>
          </table:table-cell>
          <table:table-cell table:style-name="Tabla29.A2" office:value-type="string">
            <text:p text:style-name="P80">1E</text:p>
          </table:table-cell>
          <table:table-cell table:style-name="Tabla29.Q2" office:value-type="string">
            <text:p text:style-name="P80">1F</text:p>
          </table:table-cell>
        </table:table-row>
        <table:table-row>
          <table:table-cell table:style-name="Tabla29.A2" office:value-type="string">
            <text:p text:style-name="P69"><text:span text:style-name="T92">FEC</text:span>0h</text:p>
          </table:table-cell>
          <table:table-cell table:style-name="Tabla29.A2" office:value-type="string">
            <text:p text:style-name="P166">20</text:p>
          </table:table-cell>
          <table:table-cell table:style-name="Tabla29.A2" office:value-type="string">
            <text:p text:style-name="P166">21</text:p>
          </table:table-cell>
          <table:table-cell table:style-name="Tabla29.A2" office:value-type="string">
            <text:p text:style-name="P166">22</text:p>
          </table:table-cell>
          <table:table-cell table:style-name="Tabla29.A2" office:value-type="string">
            <text:p text:style-name="P166">23</text:p>
          </table:table-cell>
          <table:table-cell table:style-name="Tabla29.A2" office:value-type="string">
            <text:p text:style-name="P166">24</text:p>
          </table:table-cell>
          <table:table-cell table:style-name="Tabla29.A2" office:value-type="string">
            <text:p text:style-name="P166">25</text:p>
          </table:table-cell>
          <table:table-cell table:style-name="Tabla29.A2" office:value-type="string">
            <text:p text:style-name="P166">26</text:p>
          </table:table-cell>
          <table:table-cell table:style-name="Tabla29.A2" office:value-type="string">
            <text:p text:style-name="P166">27</text:p>
          </table:table-cell>
          <table:table-cell table:style-name="Tabla29.A2" office:value-type="string">
            <text:p text:style-name="P166">28</text:p>
          </table:table-cell>
          <table:table-cell table:style-name="Tabla29.A2" office:value-type="string">
            <text:p text:style-name="P166">29</text:p>
          </table:table-cell>
          <table:table-cell table:style-name="Tabla29.A2" office:value-type="string">
            <text:p text:style-name="P166">2A</text:p>
          </table:table-cell>
          <table:table-cell table:style-name="Tabla29.A2" office:value-type="string">
            <text:p text:style-name="P166">2B</text:p>
          </table:table-cell>
          <table:table-cell table:style-name="Tabla29.A2" office:value-type="string">
            <text:p text:style-name="P166">2C</text:p>
          </table:table-cell>
          <table:table-cell table:style-name="Tabla29.A2" office:value-type="string">
            <text:p text:style-name="P166">2D</text:p>
          </table:table-cell>
          <table:table-cell table:style-name="Tabla29.A2" office:value-type="string">
            <text:p text:style-name="P166">2E</text:p>
          </table:table-cell>
          <table:table-cell table:style-name="Tabla29.Q2" office:value-type="string">
            <text:p text:style-name="P80">2F</text:p>
          </table:table-cell>
        </table:table-row>
        <table:table-row>
          <table:table-cell table:style-name="Tabla29.A2" office:value-type="string">
            <text:p text:style-name="P69"><text:span text:style-name="T92">FED</text:span>0h</text:p>
          </table:table-cell>
          <table:table-cell table:style-name="Tabla29.A2" office:value-type="string">
            <text:p text:style-name="P166">20</text:p>
          </table:table-cell>
          <table:table-cell table:style-name="Tabla29.A2" office:value-type="string">
            <text:p text:style-name="P166">21</text:p>
          </table:table-cell>
          <table:table-cell table:style-name="Tabla29.A2" office:value-type="string">
            <text:p text:style-name="P166">22</text:p>
          </table:table-cell>
          <table:table-cell table:style-name="Tabla29.A2" office:value-type="string">
            <text:p text:style-name="P166">23</text:p>
          </table:table-cell>
          <table:table-cell table:style-name="Tabla29.A2" office:value-type="string">
            <text:p text:style-name="P166">24</text:p>
          </table:table-cell>
          <table:table-cell table:style-name="Tabla29.A2" office:value-type="string">
            <text:p text:style-name="P166">25</text:p>
          </table:table-cell>
          <table:table-cell table:style-name="Tabla29.A2" office:value-type="string">
            <text:p text:style-name="P166">26</text:p>
          </table:table-cell>
          <table:table-cell table:style-name="Tabla29.A2" office:value-type="string">
            <text:p text:style-name="P166">27</text:p>
          </table:table-cell>
          <table:table-cell table:style-name="Tabla29.A2" office:value-type="string">
            <text:p text:style-name="P166">28</text:p>
          </table:table-cell>
          <table:table-cell table:style-name="Tabla29.A2" office:value-type="string">
            <text:p text:style-name="P166">29</text:p>
          </table:table-cell>
          <table:table-cell table:style-name="Tabla29.A2" office:value-type="string">
            <text:p text:style-name="P166">2A</text:p>
          </table:table-cell>
          <table:table-cell table:style-name="Tabla29.A2" office:value-type="string">
            <text:p text:style-name="P166">2B</text:p>
          </table:table-cell>
          <table:table-cell table:style-name="Tabla29.A2" office:value-type="string">
            <text:p text:style-name="P166">2C</text:p>
          </table:table-cell>
          <table:table-cell table:style-name="Tabla29.A2" office:value-type="string">
            <text:p text:style-name="P166">2D</text:p>
          </table:table-cell>
          <table:table-cell table:style-name="Tabla29.A2" office:value-type="string">
            <text:p text:style-name="P166">2E</text:p>
          </table:table-cell>
          <table:table-cell table:style-name="Tabla29.Q2" office:value-type="string">
            <text:p text:style-name="P80">2F</text:p>
          </table:table-cell>
        </table:table-row>
        <table:table-row>
          <table:table-cell table:style-name="Tabla29.A2" office:value-type="string">
            <text:p text:style-name="P69"><text:span text:style-name="T92">FEE</text:span>0h</text:p>
          </table:table-cell>
          <table:table-cell table:style-name="Tabla29.A2" office:value-type="string">
            <text:p text:style-name="P166">20</text:p>
          </table:table-cell>
          <table:table-cell table:style-name="Tabla29.A2" office:value-type="string">
            <text:p text:style-name="P166">21</text:p>
          </table:table-cell>
          <table:table-cell table:style-name="Tabla29.A2" office:value-type="string">
            <text:p text:style-name="P166">22</text:p>
          </table:table-cell>
          <table:table-cell table:style-name="Tabla29.A2" office:value-type="string">
            <text:p text:style-name="P166">23</text:p>
          </table:table-cell>
          <table:table-cell table:style-name="Tabla29.A2" office:value-type="string">
            <text:p text:style-name="P166">24</text:p>
          </table:table-cell>
          <table:table-cell table:style-name="Tabla29.A2" office:value-type="string">
            <text:p text:style-name="P166">25</text:p>
          </table:table-cell>
          <table:table-cell table:style-name="Tabla29.A2" office:value-type="string">
            <text:p text:style-name="P166">26</text:p>
          </table:table-cell>
          <table:table-cell table:style-name="Tabla29.A2" office:value-type="string">
            <text:p text:style-name="P166">27</text:p>
          </table:table-cell>
          <table:table-cell table:style-name="Tabla29.A2" office:value-type="string">
            <text:p text:style-name="P166">28</text:p>
          </table:table-cell>
          <table:table-cell table:style-name="Tabla29.A2" office:value-type="string">
            <text:p text:style-name="P166">29</text:p>
          </table:table-cell>
          <table:table-cell table:style-name="Tabla29.A2" office:value-type="string">
            <text:p text:style-name="P166">2A</text:p>
          </table:table-cell>
          <table:table-cell table:style-name="Tabla29.A2" office:value-type="string">
            <text:p text:style-name="P166">2B</text:p>
          </table:table-cell>
          <table:table-cell table:style-name="Tabla29.A2" office:value-type="string">
            <text:p text:style-name="P166">2C</text:p>
          </table:table-cell>
          <table:table-cell table:style-name="Tabla29.A2" office:value-type="string">
            <text:p text:style-name="P166">2D</text:p>
          </table:table-cell>
          <table:table-cell table:style-name="Tabla29.A2" office:value-type="string">
            <text:p text:style-name="P166">2E</text:p>
          </table:table-cell>
          <table:table-cell table:style-name="Tabla29.Q2" office:value-type="string">
            <text:p text:style-name="P80">2F</text:p>
          </table:table-cell>
        </table:table-row>
        <table:table-row>
          <table:table-cell table:style-name="Tabla29.A2" office:value-type="string">
            <text:p text:style-name="P69"><text:span text:style-name="T92">FEF</text:span>0h</text:p>
          </table:table-cell>
          <table:table-cell table:style-name="Tabla29.A2" office:value-type="string">
            <text:p text:style-name="P166">20</text:p>
          </table:table-cell>
          <table:table-cell table:style-name="Tabla29.A2" office:value-type="string">
            <text:p text:style-name="P166">21</text:p>
          </table:table-cell>
          <table:table-cell table:style-name="Tabla29.A2" office:value-type="string">
            <text:p text:style-name="P166">22</text:p>
          </table:table-cell>
          <table:table-cell table:style-name="Tabla29.A2" office:value-type="string">
            <text:p text:style-name="P166">23</text:p>
          </table:table-cell>
          <table:table-cell table:style-name="Tabla29.A2" office:value-type="string">
            <text:p text:style-name="P166">24</text:p>
          </table:table-cell>
          <table:table-cell table:style-name="Tabla29.A2" office:value-type="string">
            <text:p text:style-name="P166">25</text:p>
          </table:table-cell>
          <table:table-cell table:style-name="Tabla29.A2" office:value-type="string">
            <text:p text:style-name="P166">26</text:p>
          </table:table-cell>
          <table:table-cell table:style-name="Tabla29.A2" office:value-type="string">
            <text:p text:style-name="P166">27</text:p>
          </table:table-cell>
          <table:table-cell table:style-name="Tabla29.A2" office:value-type="string">
            <text:p text:style-name="P166">28</text:p>
          </table:table-cell>
          <table:table-cell table:style-name="Tabla29.A2" office:value-type="string">
            <text:p text:style-name="P166">29</text:p>
          </table:table-cell>
          <table:table-cell table:style-name="Tabla29.A2" office:value-type="string">
            <text:p text:style-name="P166">2A</text:p>
          </table:table-cell>
          <table:table-cell table:style-name="Tabla29.A2" office:value-type="string">
            <text:p text:style-name="P166">2B</text:p>
          </table:table-cell>
          <table:table-cell table:style-name="Tabla29.A2" office:value-type="string">
            <text:p text:style-name="P166">2C</text:p>
          </table:table-cell>
          <table:table-cell table:style-name="Tabla29.A2" office:value-type="string">
            <text:p text:style-name="P166">2D</text:p>
          </table:table-cell>
          <table:table-cell table:style-name="Tabla29.A2" office:value-type="string">
            <text:p text:style-name="P166">2E</text:p>
          </table:table-cell>
          <table:table-cell table:style-name="Tabla29.Q2" office:value-type="string">
            <text:p text:style-name="P80">2F</text:p>
          </table:table-cell>
        </table:table-row>
      </table:table>
      <text:p text:style-name="P152">BGB emulates <text:span text:style-name="T95">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69"><text:span text:style-name="T92">FEA</text:span>0h</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A1" office:value-type="string">
            <text:p text:style-name="P80">07</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Q1" office:value-type="string">
            <text:p text:style-name="P80">07</text:p>
          </table:table-cell>
        </table:table-row>
        <table:table-row>
          <table:table-cell table:style-name="Tabla30.A2" office:value-type="string">
            <text:p text:style-name="P69"><text:span text:style-name="T92">FEB</text:span>0h</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A2" office:value-type="string">
            <text:p text:style-name="P80">07</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Q2" office:value-type="string">
            <text:p text:style-name="P80">07</text:p>
          </table:table-cell>
        </table:table-row>
        <table:table-row>
          <table:table-cell table:style-name="Tabla30.A2" office:value-type="string">
            <text:p text:style-name="P69"><text:span text:style-name="T92">FEC</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2">FED</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2">FEE</text:span>0h</text:p>
          </table:table-cell>
          <table:table-cell table:style-name="Tabla30.A2" office:value-type="string">
            <text:p text:style-name="P166">20</text:p>
          </table:table-cell>
          <table:table-cell table:style-name="Tabla30.A2" office:value-type="string">
            <text:p text:style-name="P166">21</text:p>
          </table:table-cell>
          <table:table-cell table:style-name="Tabla30.A2" office:value-type="string">
            <text:p text:style-name="P166">22</text:p>
          </table:table-cell>
          <table:table-cell table:style-name="Tabla30.A2" office:value-type="string">
            <text:p text:style-name="P166">23</text:p>
          </table:table-cell>
          <table:table-cell table:style-name="Tabla30.A2" office:value-type="string">
            <text:p text:style-name="P166">24</text:p>
          </table:table-cell>
          <table:table-cell table:style-name="Tabla30.A2" office:value-type="string">
            <text:p text:style-name="P166">25</text:p>
          </table:table-cell>
          <table:table-cell table:style-name="Tabla30.A2" office:value-type="string">
            <text:p text:style-name="P166">26</text:p>
          </table:table-cell>
          <table:table-cell table:style-name="Tabla30.A2" office:value-type="string">
            <text:p text:style-name="P166">27</text:p>
          </table:table-cell>
          <table:table-cell table:style-name="Tabla30.A2" office:value-type="string">
            <text:p text:style-name="P166">20</text:p>
          </table:table-cell>
          <table:table-cell table:style-name="Tabla30.A2" office:value-type="string">
            <text:p text:style-name="P166">21</text:p>
          </table:table-cell>
          <table:table-cell table:style-name="Tabla30.A2" office:value-type="string">
            <text:p text:style-name="P166">22</text:p>
          </table:table-cell>
          <table:table-cell table:style-name="Tabla30.A2" office:value-type="string">
            <text:p text:style-name="P166">23</text:p>
          </table:table-cell>
          <table:table-cell table:style-name="Tabla30.A2" office:value-type="string">
            <text:p text:style-name="P166">24</text:p>
          </table:table-cell>
          <table:table-cell table:style-name="Tabla30.A2" office:value-type="string">
            <text:p text:style-name="P166">25</text:p>
          </table:table-cell>
          <table:table-cell table:style-name="Tabla30.A2" office:value-type="string">
            <text:p text:style-name="P166">26</text:p>
          </table:table-cell>
          <table:table-cell table:style-name="Tabla30.Q2" office:value-type="string">
            <text:p text:style-name="P166">27</text:p>
          </table:table-cell>
        </table:table-row>
        <table:table-row>
          <table:table-cell table:style-name="Tabla30.A2" office:value-type="string">
            <text:p text:style-name="P69"><text:span text:style-name="T92">FEF</text:span>0h</text:p>
          </table:table-cell>
          <table:table-cell table:style-name="Tabla30.A2" office:value-type="string">
            <text:p text:style-name="P166">20</text:p>
          </table:table-cell>
          <table:table-cell table:style-name="Tabla30.A2" office:value-type="string">
            <text:p text:style-name="P166">21</text:p>
          </table:table-cell>
          <table:table-cell table:style-name="Tabla30.A2" office:value-type="string">
            <text:p text:style-name="P166">22</text:p>
          </table:table-cell>
          <table:table-cell table:style-name="Tabla30.A2" office:value-type="string">
            <text:p text:style-name="P166">23</text:p>
          </table:table-cell>
          <table:table-cell table:style-name="Tabla30.A2" office:value-type="string">
            <text:p text:style-name="P166">24</text:p>
          </table:table-cell>
          <table:table-cell table:style-name="Tabla30.A2" office:value-type="string">
            <text:p text:style-name="P166">25</text:p>
          </table:table-cell>
          <table:table-cell table:style-name="Tabla30.A2" office:value-type="string">
            <text:p text:style-name="P166">26</text:p>
          </table:table-cell>
          <table:table-cell table:style-name="Tabla30.A2" office:value-type="string">
            <text:p text:style-name="P166">27</text:p>
          </table:table-cell>
          <table:table-cell table:style-name="Tabla30.A2" office:value-type="string">
            <text:p text:style-name="P166">20</text:p>
          </table:table-cell>
          <table:table-cell table:style-name="Tabla30.A2" office:value-type="string">
            <text:p text:style-name="P166">21</text:p>
          </table:table-cell>
          <table:table-cell table:style-name="Tabla30.A2" office:value-type="string">
            <text:p text:style-name="P166">22</text:p>
          </table:table-cell>
          <table:table-cell table:style-name="Tabla30.A2" office:value-type="string">
            <text:p text:style-name="P166">23</text:p>
          </table:table-cell>
          <table:table-cell table:style-name="Tabla30.A2" office:value-type="string">
            <text:p text:style-name="P166">24</text:p>
          </table:table-cell>
          <table:table-cell table:style-name="Tabla30.A2" office:value-type="string">
            <text:p text:style-name="P166">25</text:p>
          </table:table-cell>
          <table:table-cell table:style-name="Tabla30.A2" office:value-type="string">
            <text:p text:style-name="P166">26</text:p>
          </table:table-cell>
          <table:table-cell table:style-name="Tabla30.Q2" office:value-type="string">
            <text:p text:style-name="P166">27</text:p>
          </table:table-cell>
        </table:table-row>
      </table:table>
      <text:p text:style-name="P152">Maybe other revisions have different behaviours.</text:p>
      <text:p text:style-name="P150">- AGB/AGS: Writes are ignored.<text:span text:style-name="T86"> </text:span>Reading from this area returns NNh where N is the high nibble of the lower byte of the address: FENXh. The value of X doesn't matter.</text:p>
      <text:h text:style-name="P190"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5">The Game Boy CPU has a<text:span text:style-name="T70">n</text:span> 8-<text:span text:style-name="T70">b</text:span>it data bus and a 16-bit address bus. It has 8 bit and 16 bit registers, and some of the 8 bit registers can be used together <text:span text:style-name="T97">to form a 16-bit value and use it like a number or an address</text:span>:</text:p>
      <text:p text:style-name="P135"/>
      <table:table table:name="Tabla19" table:style-name="Tabla19">
        <table:table-column table:style-name="Tabla19.A"/>
        <table:table-column table:style-name="Tabla19.B"/>
        <table:table-row table:style-name="Tabla19.1">
          <table:table-cell office:value-type="string">
            <text:p text:style-name="P8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4">16bit</text:p>
                </table:table-cell>
                <table:table-cell table:style-name="Tabla26.A1" office:value-type="string">
                  <text:p text:style-name="P84">Hi</text:p>
                </table:table-cell>
                <table:table-cell table:style-name="Tabla26.A1" office:value-type="string">
                  <text:p text:style-name="P84">Lo</text:p>
                </table:table-cell>
                <table:table-cell table:style-name="Tabla26.D1" office:value-type="string">
                  <text:p text:style-name="P173">Name/Function</text:p>
                </table:table-cell>
              </table:table-row>
              <table:table-row>
                <table:table-cell table:style-name="Tabla26.A2" office:value-type="string">
                  <text:p text:style-name="P76">AF</text:p>
                </table:table-cell>
                <table:table-cell table:style-name="Tabla26.A2" office:value-type="string">
                  <text:p text:style-name="P76">A</text:p>
                </table:table-cell>
                <table:table-cell table:style-name="Tabla26.A2" office:value-type="string">
                  <text:p text:style-name="P76">-</text:p>
                </table:table-cell>
                <table:table-cell table:style-name="Tabla26.D2" office:value-type="string">
                  <text:p text:style-name="P164">Accumulator &amp; Flags</text:p>
                </table:table-cell>
              </table:table-row>
              <table:table-row>
                <table:table-cell table:style-name="Tabla26.A2" office:value-type="string">
                  <text:p text:style-name="P76">BC</text:p>
                </table:table-cell>
                <table:table-cell table:style-name="Tabla26.A2" office:value-type="string">
                  <text:p text:style-name="P76">B</text:p>
                </table:table-cell>
                <table:table-cell table:style-name="Tabla26.A2" office:value-type="string">
                  <text:p text:style-name="P76">C</text:p>
                </table:table-cell>
                <table:table-cell table:style-name="Tabla26.D2" office:value-type="string">
                  <text:p text:style-name="P164"/>
                </table:table-cell>
              </table:table-row>
              <table:table-row>
                <table:table-cell table:style-name="Tabla26.A2" office:value-type="string">
                  <text:p text:style-name="P76">DE</text:p>
                </table:table-cell>
                <table:table-cell table:style-name="Tabla26.A2" office:value-type="string">
                  <text:p text:style-name="P76">D</text:p>
                </table:table-cell>
                <table:table-cell table:style-name="Tabla26.A2" office:value-type="string">
                  <text:p text:style-name="P76">E</text:p>
                </table:table-cell>
                <table:table-cell table:style-name="Tabla26.D2" office:value-type="string">
                  <text:p text:style-name="P164"/>
                </table:table-cell>
              </table:table-row>
              <table:table-row>
                <table:table-cell table:style-name="Tabla26.A2" office:value-type="string">
                  <text:p text:style-name="P76">HL</text:p>
                </table:table-cell>
                <table:table-cell table:style-name="Tabla26.A2" office:value-type="string">
                  <text:p text:style-name="P76">H</text:p>
                </table:table-cell>
                <table:table-cell table:style-name="Tabla26.A2" office:value-type="string">
                  <text:p text:style-name="P76">L</text:p>
                </table:table-cell>
                <table:table-cell table:style-name="Tabla26.D2" office:value-type="string">
                  <text:p text:style-name="P164"/>
                </table:table-cell>
              </table:table-row>
              <table:table-row>
                <table:table-cell table:style-name="Tabla26.A2" office:value-type="string">
                  <text:p text:style-name="P76">SP</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4">Stack Pointer</text:p>
                </table:table-cell>
              </table:table-row>
              <table:table-row>
                <table:table-cell table:style-name="Tabla26.A2" office:value-type="string">
                  <text:p text:style-name="P76">PC</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4">Program Counter</text:p>
                </table:table-cell>
              </table:table-row>
            </table:table>
            <text:p text:style-name="P40"/>
          </table:table-cell>
          <table:table-cell office:value-type="string">
            <text:p text:style-name="P8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3">Bit</text:p>
                </table:table-cell>
                <table:table-cell table:style-name="Tabla27.A1" office:value-type="string">
                  <text:p text:style-name="P83">Name</text:p>
                </table:table-cell>
                <table:table-cell table:style-name="Tabla27.C1" office:value-type="string">
                  <text:p text:style-name="P172">Explanation</text:p>
                </table:table-cell>
              </table:table-row>
              <table:table-row table:style-name="Tabla27.2">
                <table:table-cell table:style-name="Tabla27.A2" office:value-type="string">
                  <text:p text:style-name="P77">7</text:p>
                </table:table-cell>
                <table:table-cell table:style-name="Tabla27.A2" office:value-type="string">
                  <text:p text:style-name="P77">Z</text:p>
                </table:table-cell>
                <table:table-cell table:style-name="Tabla27.C2" office:value-type="string">
                  <text:p text:style-name="P165">Zero Flag</text:p>
                </table:table-cell>
              </table:table-row>
              <table:table-row table:style-name="Tabla27.2">
                <table:table-cell table:style-name="Tabla27.A2" office:value-type="string">
                  <text:p text:style-name="P77">6</text:p>
                </table:table-cell>
                <table:table-cell table:style-name="Tabla27.A2" office:value-type="string">
                  <text:p text:style-name="P77">N</text:p>
                </table:table-cell>
                <table:table-cell table:style-name="Tabla27.C2" office:value-type="string">
                  <text:p text:style-name="P165">Add/Sub Flag (BCD)</text:p>
                </table:table-cell>
              </table:table-row>
              <table:table-row table:style-name="Tabla27.2">
                <table:table-cell table:style-name="Tabla27.A2" office:value-type="string">
                  <text:p text:style-name="P77">5</text:p>
                </table:table-cell>
                <table:table-cell table:style-name="Tabla27.A2" office:value-type="string">
                  <text:p text:style-name="P77">H</text:p>
                </table:table-cell>
                <table:table-cell table:style-name="Tabla27.C2" office:value-type="string">
                  <text:p text:style-name="P165">Half Carry Flag (BCD)</text:p>
                </table:table-cell>
              </table:table-row>
              <table:table-row table:style-name="Tabla27.2">
                <table:table-cell table:style-name="Tabla27.A2" office:value-type="string">
                  <text:p text:style-name="P77">4</text:p>
                </table:table-cell>
                <table:table-cell table:style-name="Tabla27.A2" office:value-type="string">
                  <text:p text:style-name="P77">C</text:p>
                </table:table-cell>
                <table:table-cell table:style-name="Tabla27.C2" office:value-type="string">
                  <text:p text:style-name="P165">Carry Flag</text:p>
                </table:table-cell>
              </table:table-row>
              <table:table-row table:style-name="Tabla27.2">
                <table:table-cell table:style-name="Tabla27.A2" office:value-type="string">
                  <text:p text:style-name="P77">3-0</text:p>
                </table:table-cell>
                <table:table-cell table:style-name="Tabla27.A2" office:value-type="string">
                  <text:p text:style-name="P72">-</text:p>
                </table:table-cell>
                <table:table-cell table:style-name="Tabla27.C2" office:value-type="string">
                  <text:p text:style-name="P165">Not used (always zero)</text:p>
                </table:table-cell>
              </table:table-row>
            </table:table>
            <text:p text:style-name="Text_20_body">Contains <text:span text:style-name="T70">information about the last instruction that affected the flags.</text:span></text:p>
          </table:table-cell>
        </table:table-row>
      </table:table>
      <text:p text:style-name="P135"/>
      <text:p text:style-name="P136">The Zero Flag and the Carry Flag are used for conditional instructions. The Carry flag is also used by arithmetic and logic instructions. The BCD Flags are used only by DAA instruction.</text:p>
      <text:p text:style-name="P155">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4">The initial register values depend on the Game Boy model. <text:span text:style-name="T96">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210">DMG mode</text:p>
            <table:table table:name="Tabla28" table:style-name="Tabla28">
              <table:table-column table:style-name="Tabla28.A"/>
              <table:table-column table:style-name="Tabla28.B" table:number-columns-repeated="7"/>
              <table:table-row>
                <table:table-cell table:style-name="Tabla28.A1" office:value-type="string">
                  <text:p text:style-name="P174">Reg</text:p>
                </table:table-cell>
                <table:table-cell table:style-name="Tabla28.A1" office:value-type="string">
                  <text:p text:style-name="P174">DMG</text:p>
                </table:table-cell>
                <table:table-cell table:style-name="Tabla28.A1" office:value-type="string">
                  <text:p text:style-name="P174">MGB</text:p>
                </table:table-cell>
                <table:table-cell table:style-name="Tabla28.A1" office:value-type="string">
                  <text:p text:style-name="P174">SGB</text:p>
                </table:table-cell>
                <table:table-cell table:style-name="Tabla28.A1" office:value-type="string">
                  <text:p text:style-name="P174">SGB2</text:p>
                </table:table-cell>
                <table:table-cell table:style-name="Tabla28.A1" office:value-type="string">
                  <text:p text:style-name="P174">CGB</text:p>
                </table:table-cell>
                <table:table-cell table:style-name="Tabla28.A1" office:value-type="string">
                  <text:p text:style-name="P174">AGB</text:p>
                </table:table-cell>
                <table:table-cell table:style-name="Tabla28.H1" office:value-type="string">
                  <text:p text:style-name="P174">AGS</text:p>
                </table:table-cell>
              </table:table-row>
              <table:table-row>
                <table:table-cell table:style-name="Tabla28.A2" office:value-type="string">
                  <text:p text:style-name="P168">AF</text:p>
                </table:table-cell>
                <table:table-cell table:style-name="Tabla28.A2" office:value-type="string">
                  <text:p text:style-name="P167">01B0h</text:p>
                </table:table-cell>
                <table:table-cell table:style-name="Tabla28.A2" office:value-type="string">
                  <text:p text:style-name="P167">FFB0h</text:p>
                </table:table-cell>
                <table:table-cell table:style-name="Tabla28.A2" office:value-type="string">
                  <text:p text:style-name="P170">0100h</text:p>
                </table:table-cell>
                <table:table-cell table:style-name="Tabla28.A2" office:value-type="string">
                  <text:p text:style-name="P170">FF??h</text:p>
                </table:table-cell>
                <table:table-cell table:style-name="Tabla28.A2" office:value-type="string">
                  <text:p text:style-name="P167">1180h</text:p>
                </table:table-cell>
                <table:table-cell table:style-name="Tabla28.A2" office:value-type="string">
                  <text:p text:style-name="P167">1100h</text:p>
                </table:table-cell>
                <table:table-cell table:style-name="Tabla28.H2" office:value-type="string">
                  <text:p text:style-name="P167">1100h</text:p>
                </table:table-cell>
              </table:table-row>
              <table:table-row>
                <table:table-cell table:style-name="Tabla28.A2" office:value-type="string">
                  <text:p text:style-name="P168">BC</text:p>
                </table:table-cell>
                <table:table-cell table:style-name="Tabla28.A2" office:value-type="string">
                  <text:p text:style-name="P167">0013h</text:p>
                </table:table-cell>
                <table:table-cell table:style-name="Tabla28.A2" office:value-type="string">
                  <text:p text:style-name="P167">0013h</text:p>
                </table:table-cell>
                <table:table-cell table:style-name="Tabla28.A2" office:value-type="string">
                  <text:p text:style-name="P170">0014h</text:p>
                </table:table-cell>
                <table:table-cell table:style-name="Tabla28.A2" office:value-type="string">
                  <text:p text:style-name="P170">????h</text:p>
                </table:table-cell>
                <table:table-cell table:style-name="Tabla28.A2" office:value-type="string">
                  <text:p text:style-name="P167">0000h</text:p>
                </table:table-cell>
                <table:table-cell table:style-name="Tabla28.A2" office:value-type="string">
                  <text:p text:style-name="P167">0100h</text:p>
                </table:table-cell>
                <table:table-cell table:style-name="Tabla28.H2" office:value-type="string">
                  <text:p text:style-name="P167">0100h</text:p>
                </table:table-cell>
              </table:table-row>
              <table:table-row>
                <table:table-cell table:style-name="Tabla28.A2" office:value-type="string">
                  <text:p text:style-name="P168">DE</text:p>
                </table:table-cell>
                <table:table-cell table:style-name="Tabla28.A2" office:value-type="string">
                  <text:p text:style-name="P167">00D8h</text:p>
                </table:table-cell>
                <table:table-cell table:style-name="Tabla28.A2" office:value-type="string">
                  <text:p text:style-name="P167">00D8h</text:p>
                </table:table-cell>
                <table:table-cell table:style-name="Tabla28.A2" office:value-type="string">
                  <text:p text:style-name="P170">0000h</text:p>
                </table:table-cell>
                <table:table-cell table:style-name="Tabla28.A2" office:value-type="string">
                  <text:p text:style-name="P170">????h</text:p>
                </table:table-cell>
                <table:table-cell table:style-name="Tabla28.A2" office:value-type="string">
                  <text:p text:style-name="P167">0008h</text:p>
                </table:table-cell>
                <table:table-cell table:style-name="Tabla28.A2" office:value-type="string">
                  <text:p text:style-name="P167">0008h</text:p>
                </table:table-cell>
                <table:table-cell table:style-name="Tabla28.H2" office:value-type="string">
                  <text:p text:style-name="P167">0008h</text:p>
                </table:table-cell>
              </table:table-row>
              <table:table-row>
                <table:table-cell table:style-name="Tabla28.A2" office:value-type="string">
                  <text:p text:style-name="P168">HL</text:p>
                </table:table-cell>
                <table:table-cell table:style-name="Tabla28.A2" office:value-type="string">
                  <text:p text:style-name="P167">014Dh</text:p>
                </table:table-cell>
                <table:table-cell table:style-name="Tabla28.A2" office:value-type="string">
                  <text:p text:style-name="P167">014Dh</text:p>
                </table:table-cell>
                <table:table-cell table:style-name="Tabla28.A2" office:value-type="string">
                  <text:p text:style-name="P170">C060h</text:p>
                </table:table-cell>
                <table:table-cell table:style-name="Tabla28.A2" office:value-type="string">
                  <text:p text:style-name="P170">????h</text:p>
                </table:table-cell>
                <table:table-cell table:style-name="Tabla28.A2" office:value-type="string">
                  <text:p text:style-name="P167">007Ch</text:p>
                </table:table-cell>
                <table:table-cell table:style-name="Tabla28.A2" office:value-type="string">
                  <text:p text:style-name="P167">007Ch</text:p>
                </table:table-cell>
                <table:table-cell table:style-name="Tabla28.H2" office:value-type="string">
                  <text:p text:style-name="P167">007Ch</text:p>
                </table:table-cell>
              </table:table-row>
              <table:table-row>
                <table:table-cell table:style-name="Tabla28.A2" office:value-type="string">
                  <text:p text:style-name="P168">SP</text:p>
                </table:table-cell>
                <table:table-cell table:style-name="Tabla28.A2" office:value-type="string">
                  <text:p text:style-name="P167">FFFEh</text:p>
                </table:table-cell>
                <table:table-cell table:style-name="Tabla28.A2" office:value-type="string">
                  <text:p text:style-name="P167">FFFEh</text:p>
                </table:table-cell>
                <table:table-cell table:style-name="Tabla28.A2" office:value-type="string">
                  <text:p text:style-name="P170">FFFEh</text:p>
                </table:table-cell>
                <table:table-cell table:style-name="Tabla28.A2" office:value-type="string">
                  <text:p text:style-name="P170">????h</text:p>
                </table:table-cell>
                <table:table-cell table:style-name="Tabla28.A2" office:value-type="string">
                  <text:p text:style-name="P167">FFFEh</text:p>
                </table:table-cell>
                <table:table-cell table:style-name="Tabla28.A2" office:value-type="string">
                  <text:p text:style-name="P167">FFFEh</text:p>
                </table:table-cell>
                <table:table-cell table:style-name="Tabla28.H2" office:value-type="string">
                  <text:p text:style-name="P167">FFFEh</text:p>
                </table:table-cell>
              </table:table-row>
              <table:table-row>
                <table:table-cell table:style-name="Tabla28.A2" office:value-type="string">
                  <text:p text:style-name="P168">PC</text:p>
                </table:table-cell>
                <table:table-cell table:style-name="Tabla28.A2" office:value-type="string">
                  <text:p text:style-name="P168">0100h</text:p>
                </table:table-cell>
                <table:table-cell table:style-name="Tabla28.A2" office:value-type="string">
                  <text:p text:style-name="P168">0100h</text:p>
                </table:table-cell>
                <table:table-cell table:style-name="Tabla28.A2" office:value-type="string">
                  <text:p text:style-name="P168">0100h</text:p>
                </table:table-cell>
                <table:table-cell table:style-name="Tabla28.A2" office:value-type="string">
                  <text:p text:style-name="P168">0100h</text:p>
                </table:table-cell>
                <table:table-cell table:style-name="Tabla28.A2" office:value-type="string">
                  <text:p text:style-name="P168">0100h</text:p>
                </table:table-cell>
                <table:table-cell table:style-name="Tabla28.A2" office:value-type="string">
                  <text:p text:style-name="P168">0100h</text:p>
                </table:table-cell>
                <table:table-cell table:style-name="Tabla28.H2" office:value-type="string">
                  <text:p text:style-name="P168">0100h</text:p>
                </table:table-cell>
              </table:table-row>
            </table:table>
            <text:p text:style-name="P121"/>
          </table:table-cell>
          <table:table-cell table:style-name="Tabla32.A1" office:value-type="string">
            <text:p text:style-name="P210">GBC mode</text:p>
            <table:table table:name="Tabla31" table:style-name="Tabla31">
              <table:table-column table:style-name="Tabla31.A"/>
              <table:table-column table:style-name="Tabla31.B" table:number-columns-repeated="3"/>
              <table:table-row>
                <table:table-cell table:style-name="Tabla31.A1" office:value-type="string">
                  <text:p text:style-name="P175">Reg</text:p>
                </table:table-cell>
                <table:table-cell table:style-name="Tabla31.A1" office:value-type="string">
                  <text:p text:style-name="P175">CGB</text:p>
                </table:table-cell>
                <table:table-cell table:style-name="Tabla31.A1" office:value-type="string">
                  <text:p text:style-name="P175">AGB</text:p>
                </table:table-cell>
                <table:table-cell table:style-name="Tabla31.D1" office:value-type="string">
                  <text:p text:style-name="P175">AGS</text:p>
                </table:table-cell>
              </table:table-row>
              <table:table-row>
                <table:table-cell table:style-name="Tabla31.A2" office:value-type="string">
                  <text:p text:style-name="P169">AF</text:p>
                </table:table-cell>
                <table:table-cell table:style-name="Tabla31.A2" office:value-type="string">
                  <text:p text:style-name="P167">1180h</text:p>
                </table:table-cell>
                <table:table-cell table:style-name="Tabla31.A2" office:value-type="string">
                  <text:p text:style-name="P167">1100h</text:p>
                </table:table-cell>
                <table:table-cell table:style-name="Tabla31.D2" office:value-type="string">
                  <text:p text:style-name="P167">1100h</text:p>
                </table:table-cell>
              </table:table-row>
              <table:table-row>
                <table:table-cell table:style-name="Tabla31.A2" office:value-type="string">
                  <text:p text:style-name="P169">BC</text:p>
                </table:table-cell>
                <table:table-cell table:style-name="Tabla31.A2" office:value-type="string">
                  <text:p text:style-name="P167">0000h</text:p>
                </table:table-cell>
                <table:table-cell table:style-name="Tabla31.A2" office:value-type="string">
                  <text:p text:style-name="P167">0100h</text:p>
                </table:table-cell>
                <table:table-cell table:style-name="Tabla31.D2" office:value-type="string">
                  <text:p text:style-name="P167">0100h</text:p>
                </table:table-cell>
              </table:table-row>
              <table:table-row>
                <table:table-cell table:style-name="Tabla31.A2" office:value-type="string">
                  <text:p text:style-name="P169">DE</text:p>
                </table:table-cell>
                <table:table-cell table:style-name="Tabla31.A2" office:value-type="string">
                  <text:p text:style-name="P167">FF56h</text:p>
                </table:table-cell>
                <table:table-cell table:style-name="Tabla31.A2" office:value-type="string">
                  <text:p text:style-name="P167">FF56h</text:p>
                </table:table-cell>
                <table:table-cell table:style-name="Tabla31.D2" office:value-type="string">
                  <text:p text:style-name="P167">FF56h</text:p>
                </table:table-cell>
              </table:table-row>
              <table:table-row>
                <table:table-cell table:style-name="Tabla31.A2" office:value-type="string">
                  <text:p text:style-name="P169">HL</text:p>
                </table:table-cell>
                <table:table-cell table:style-name="Tabla31.A2" office:value-type="string">
                  <text:p text:style-name="P167">000Dh</text:p>
                </table:table-cell>
                <table:table-cell table:style-name="Tabla31.A2" office:value-type="string">
                  <text:p text:style-name="P167">000Dh</text:p>
                </table:table-cell>
                <table:table-cell table:style-name="Tabla31.D2" office:value-type="string">
                  <text:p text:style-name="P167">000Dh</text:p>
                </table:table-cell>
              </table:table-row>
              <table:table-row>
                <table:table-cell table:style-name="Tabla31.A2" office:value-type="string">
                  <text:p text:style-name="P169">SP</text:p>
                </table:table-cell>
                <table:table-cell table:style-name="Tabla31.A2" office:value-type="string">
                  <text:p text:style-name="P167">FFFEh</text:p>
                </table:table-cell>
                <table:table-cell table:style-name="Tabla31.A2" office:value-type="string">
                  <text:p text:style-name="P167">FFFEh</text:p>
                </table:table-cell>
                <table:table-cell table:style-name="Tabla31.D2" office:value-type="string">
                  <text:p text:style-name="P167">FFFEh</text:p>
                </table:table-cell>
              </table:table-row>
              <table:table-row>
                <table:table-cell table:style-name="Tabla31.A2" office:value-type="string">
                  <text:p text:style-name="P169">PC</text:p>
                </table:table-cell>
                <table:table-cell table:style-name="Tabla31.A2" office:value-type="string">
                  <text:p text:style-name="P169">0100h</text:p>
                </table:table-cell>
                <table:table-cell table:style-name="Tabla31.A2" office:value-type="string">
                  <text:p text:style-name="P169">0100h</text:p>
                </table:table-cell>
                <table:table-cell table:style-name="Tabla31.D2" office:value-type="string">
                  <text:p text:style-name="P169">0100h</text:p>
                </table:table-cell>
              </table:table-row>
            </table:table>
            <text:p text:style-name="P210"/>
          </table:table-cell>
        </table:table-row>
      </table:table>
      <text:p text:style-name="P156">Note: SGB values haven't been verified on hardware.</text:p>
      <text:h text:style-name="Heading_20_2" text:outline-level="2"><text:bookmark-start text:name="__RefHeading__2384_1443685241"/><text:soft-page-break/>CPU Instruction Set<text:bookmark-end text:name="__RefHeading__2384_1443685241"/></text:h>
      <text:p text:style-name="P136"/>
      <text:p text:style-name="P101">Random notes:</text:p>
      <text:p text:style-name="P101">- EI instruction enables IME the following cycle to its execution. RETI doesn't have this behaviour, it enables them right away. DI doesn't have any delay either.</text:p>
      <text:p text:style-name="P101">- <text:span text:style-name="T45">HALT, when it doesn't enter the HALT mode, needs 4 clocks to complete.</text:span></text:p>
      <text:p text:style-name="P119"/>
      <text:h text:style-name="Heading_20_2" text:outline-level="2"><text:bookmark-start text:name="__RefHeading__1583_191790824"/>HALT Mode<text:bookmark-end text:name="__RefHeading__1583_191790824"/></text:h>
      <text:p text:style-name="P112"/>
      <text:p text:style-name="P112">...</text:p>
      <text:h text:style-name="Heading_20_2" text:outline-level="2"><text:bookmark-start text:name="__RefHeading__1585_191790824"/>STOP <text:span text:style-name="T40">M</text:span>ode<text:bookmark-end text:name="__RefHeading__1585_191790824"/></text:h>
      <text:p text:style-name="P109">During STOP mode all the Game Boy is halted, even peripherals like the sound. The LCD behaves differently in each hardware<text:span text:style-name="T42">.</text:span></text:p>
      <text:p text:style-name="P111">LCD OFF:</text:p>
      <text:p text:style-name="P109">- DMG/MGB: <text:span text:style-name="T41">LCD OFF. No sound.</text:span></text:p>
      <text:p text:style-name="P109">- GBC/<text:span text:style-name="T43">GBA</text:span>: <text:span text:style-name="T41">Black</text:span> screen. <text:span text:style-name="T42">Sound.</text:span></text:p>
      <text:p text:style-name="P111">LCD ON:</text:p>
      <text:p text:style-name="P110">- DMG/MGB: White<text:span text:style-name="T41"> screen. No sound.</text:span></text:p>
      <text:p text:style-name="P110">-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3">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5">ld <text:s/>a,b<text:line-break/>ld <text:s/>[rIE],a ; Restore IE<text:line-break/></text:p>
          </table:table-cell>
        </table:table-row>
      </table:table>
      <text:h text:style-name="P198"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9">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20">The other bits are unused and return '1'. In DMG and GBC in DMG mode this register returns FFh (even though the CPU is in single speed mode).</text:p>
      <text:p text:style-name="P120">After switching speed, bit 0 will be cleared automatically.</text:p>
      <text:p text:style-name="P120">The only circuits not affected by a speed switch are the video and audio ones.</text:p>
      <text:h text:style-name="Heading_20_2" text:outline-level="2"><text:bookmark-start text:name="__RefHeading__1589_191790824"/>Speed Switch<text:bookmark-end text:name="__RefHeading__1589_191790824"/></text:h>
      <text:p text:style-name="P101"><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102">- <text:span text:style-name="T37">If P1 register bits 4 or 5 are selected (set to '0') and any key is pressed during the speed switch, the CPU will hang, probably because of the STOP mode being cancelled.</text:span></text:p>
      <text:p text:style-name="P101">-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8">Undefined opcodes hang the CPU, but sound (even fade in/out and that kind of things) and video hardware keep working. <text:span text:style-name="T39">Probably serial keeps working, but that has not been tested.</text:span></text:p>
      <text:p text:style-name="P108">The exception is opcodes in the form 10h XXh where XXh is not 00h. That format of opcode (corrupted STOP) will switch the LCD on.</text:p>
      <text:h text:style-name="P191" text:outline-level="1"><text:bookmark-start text:name="__RefHeading__789_785625829"/><text:span text:style-name="T26">4</text:span>. Interrupts<text:bookmark-end text:name="__RefHeading__789_785625829"/></text:h>
      <text:h text:style-name="P200" text:outline-level="2"><text:bookmark-start text:name="__RefHeading__1593_191790824"/>Vector 0040h – Vertical Blanking Interrupt<text:bookmark-end text:name="__RefHeading__1593_191790824"/></text:h>
      <text:p text:style-name="P146">This interrupt is triggered when the LCD controller enters V-Blank. This doesn't happen if the LCD is off.<text:span text:style-name="T82"> For more information read the </text:span>video controller<text:span text:style-name="T82"> chapter.</text:span></text:p>
      <text:h text:style-name="P202" text:outline-level="2"><text:bookmark-start text:name="__RefHeading__1595_191790824"/><text:span text:style-name="T83">Vector 0048h – </text:span>LCD STAT Interrupt<text:bookmark-end text:name="__RefHeading__1595_191790824"/></text:h>
      <text:p text:style-name="P146">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202" text:outline-level="2"><text:bookmark-start text:name="__RefHeading__1597_191790824"/><text:span text:style-name="T83">Vector 0050h – </text:span>Timer Interrupt<text:bookmark-end text:name="__RefHeading__1597_191790824"/></text:h>
      <text:p text:style-name="P107">This interrupt is requested when TIMA overflows. There is a delay of one CPU cycle between the overflow and the IF flag being set. For more information read the timer chapter.</text:p>
      <text:h text:style-name="P202" text:outline-level="2"><text:bookmark-start text:name="__RefHeading__1599_191790824"/><text:span text:style-name="T83">Vector 0058h – </text:span>Serial Interrupt<text:bookmark-end text:name="__RefHeading__1599_191790824"/></text:h>
      <text:p text:style-name="P107">This interrupt is requested when a serial transfer of 1 byte is complete. <text:span text:style-name="T48">For more information read the serial chapter.</text:span></text:p>
      <text:h text:style-name="P200" text:outline-level="2"><text:bookmark-start text:name="__RefHeading__1601_191790824"/>Vector 00<text:span text:style-name="T81">6</text:span>0h – Joypad Interrupt<text:bookmark-end text:name="__RefHeading__1601_191790824"/></text:h>
      <text:p text:style-name="P114">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201" text:outline-level="2"><text:bookmark-start text:name="__RefHeading__1605_191790824"/><text:soft-page-break/>FF0Fh – IF – Interrupt Flags (R/W)<text:bookmark-end text:name="__RefHeading__1605_191790824"/></text:h>
      <text:p text:style-name="P10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03" text:outline-level="2"><text:bookmark-start text:name="__RefHeading__1607_191790824"/>FFFFh – <text:span text:style-name="T30">IE – Interrupt Enable (R/W)</text:span><text:bookmark-end text:name="__RefHeading__1607_191790824"/></text:h>
      <text:p text:style-name="P10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204" text:outline-level="2"><text:bookmark-start text:name="__RefHeading__1611_191790824"/>The HALT Instruction Behaviour<text:bookmark-end text:name="__RefHeading__1611_191790824"/></text:h>
      <text:p text:style-name="P105">HALT instruction has three different behaviours depending on IME, IE <text:span text:style-name="T28">and </text:span>IF. It behaves the same way in all Game Boy models.</text:p>
      <text:p text:style-name="P105">- IME = 1</text:p>
      <text:p text:style-name="P17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5">- IME = 0</text:p>
      <text:p text:style-name="P178"><text:soft-page-break/>- <text:span text:style-name="T71">(</text:span>IE &amp; IF &amp; 1F<text:span text:style-name="T71">h)</text:span> = 0</text:p>
      <text:p text:style-name="P179">HALT mode is entered. It works like the IME = 1 case, but when a IF flag is set and the corresponding IE flag is also set, the CPU doesn't jump to the interrupt vector, it just continues executing instructions.</text:p>
      <text:p text:style-name="P178">- <text:span text:style-name="T71">(</text:span>IE &amp; IF &amp; 1F<text:span text:style-name="T71">h)</text:span> != 0</text:p>
      <text:p text:style-name="P180">HALT mode is not entered. HALT bug <text:span text:style-name="T29">occurs</text:span>: The CPU fails to increase PC when executing the next instruction. This results on weird behaviour. For example:</text:p>
      <text:p text:style-name="P105">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9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98"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8">The initial values (when PC=0100h) of the internal counter for the different Game Boy models are:</text:p>
      <text:p text:style-name="P138">- DMG/MGB: ABCCh.</text:p>
      <text:p text:style-name="P138">- SGB/SGB2: Not tested. Different from DMG (different boot ROM).</text:p>
      <text:p text:style-name="P138"><text:soft-page-break/>- CGB: 1EA0h (GBC game), 267Ch (DMG game, no user interaction during boot).</text:p>
      <text:p text:style-name="P138">-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98"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98"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98"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6">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text:span text:style-name="T94">because</text:span>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205" text:outline-level="2"><text:bookmark-start text:name="__RefHeading__814_785625829"/>Timer Overflow Behaviour<text:bookmark-end text:name="__RefHeading__814_785625829"/></text:h>
      <text:p text:style-name="P91">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1"><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62"/>
                </table:table-cell>
                <table:table-cell table:style-name="Tabla6.A1" office:value-type="string">
                  <text:p text:style-name="P162"/>
                </table:table-cell>
                <table:table-cell table:style-name="Tabla6.A1" office:value-type="string">
                  <text:p text:style-name="P162"/>
                </table:table-cell>
                <table:table-cell table:style-name="Tabla6.A1" office:value-type="string">
                  <text:p text:style-name="P162"/>
                </table:table-cell>
                <table:table-cell table:style-name="Tabla6.E1" office:value-type="string">
                  <text:p text:style-name="P162">[A]</text:p>
                </table:table-cell>
                <table:table-cell table:style-name="Tabla6.A1" office:value-type="string">
                  <text:p text:style-name="P162">[B]</text:p>
                </table:table-cell>
                <table:table-cell table:style-name="Tabla6.A1" office:value-type="string">
                  <text:p text:style-name="P162"/>
                </table:table-cell>
                <table:table-cell table:style-name="Tabla6.H1" office:value-type="string">
                  <text:p text:style-name="P162"/>
                </table:table-cell>
              </table:table-row>
              <table:table-row>
                <table:table-cell table:style-name="Tabla6.A4" office:value-type="string">
                  <text:p text:style-name="P162">SYS</text:p>
                </table:table-cell>
                <table:table-cell table:style-name="Tabla6.B2" office:value-type="string">
                  <text:p text:style-name="P162">FD</text:p>
                </table:table-cell>
                <table:table-cell table:style-name="Tabla6.C2" office:value-type="string">
                  <text:p text:style-name="P162">FE</text:p>
                </table:table-cell>
                <table:table-cell table:style-name="Tabla6.D2" office:value-type="string">
                  <text:p text:style-name="P162">FF</text:p>
                </table:table-cell>
                <table:table-cell table:style-name="Tabla6.E2" office:value-type="string">
                  <text:p text:style-name="P162">00</text:p>
                </table:table-cell>
                <table:table-cell table:style-name="Tabla6.F2" office:value-type="string">
                  <text:p text:style-name="P162">01</text:p>
                </table:table-cell>
                <table:table-cell table:style-name="Tabla6.G2" office:value-type="string">
                  <text:p text:style-name="P162">02</text:p>
                </table:table-cell>
                <table:table-cell table:style-name="Tabla6.H2" office:value-type="string">
                  <text:p text:style-name="P162">03</text:p>
                </table:table-cell>
              </table:table-row>
              <table:table-row>
                <table:table-cell table:style-name="Tabla6.A4" office:value-type="string">
                  <text:p text:style-name="P162">TIMA</text:p>
                </table:table-cell>
                <table:table-cell table:style-name="Tabla6.B3" office:value-type="string">
                  <text:p text:style-name="P162">FF</text:p>
                </table:table-cell>
                <table:table-cell table:style-name="Tabla6.C3" office:value-type="string">
                  <text:p text:style-name="P162">FF</text:p>
                </table:table-cell>
                <table:table-cell table:style-name="Tabla6.D3" office:value-type="string">
                  <text:p text:style-name="P162">FF</text:p>
                </table:table-cell>
                <table:table-cell table:style-name="Tabla6.E2" office:value-type="string">
                  <text:p text:style-name="P162">00</text:p>
                </table:table-cell>
                <table:table-cell table:style-name="Tabla6.F3" office:value-type="string">
                  <text:p text:style-name="P162">23</text:p>
                </table:table-cell>
                <table:table-cell table:style-name="Tabla6.G3" office:value-type="string">
                  <text:p text:style-name="P162">23</text:p>
                </table:table-cell>
                <table:table-cell table:style-name="Tabla6.H3" office:value-type="string">
                  <text:p text:style-name="P162">23</text:p>
                </table:table-cell>
              </table:table-row>
              <table:table-row>
                <table:table-cell table:style-name="Tabla6.A4" office:value-type="string">
                  <text:p text:style-name="P162">TMA</text:p>
                </table:table-cell>
                <table:table-cell table:style-name="Tabla6.B4" office:value-type="string">
                  <text:p text:style-name="P162">23</text:p>
                </table:table-cell>
                <table:table-cell table:style-name="Tabla6.C4" office:value-type="string">
                  <text:p text:style-name="P162">23</text:p>
                </table:table-cell>
                <table:table-cell table:style-name="Tabla6.D4" office:value-type="string">
                  <text:p text:style-name="P162">23</text:p>
                </table:table-cell>
                <table:table-cell table:style-name="Tabla6.E2" office:value-type="string">
                  <text:p text:style-name="P162">23</text:p>
                </table:table-cell>
                <table:table-cell table:style-name="Tabla6.F4" office:value-type="string">
                  <text:p text:style-name="P162">23</text:p>
                </table:table-cell>
                <table:table-cell table:style-name="Tabla6.G4" office:value-type="string">
                  <text:p text:style-name="P162">23</text:p>
                </table:table-cell>
                <table:table-cell table:style-name="Tabla6.H4" office:value-type="string">
                  <text:p text:style-name="P162">23</text:p>
                </table:table-cell>
              </table:table-row>
              <table:table-row>
                <table:table-cell table:style-name="Tabla6.A5" office:value-type="string">
                  <text:p text:style-name="P162">IF</text:p>
                </table:table-cell>
                <table:table-cell table:style-name="Tabla6.B5" office:value-type="string">
                  <text:p text:style-name="P162">E0</text:p>
                </table:table-cell>
                <table:table-cell table:style-name="Tabla6.C5" office:value-type="string">
                  <text:p text:style-name="P162">E0</text:p>
                </table:table-cell>
                <table:table-cell table:style-name="Tabla6.D5" office:value-type="string">
                  <text:p text:style-name="P162">E0</text:p>
                </table:table-cell>
                <table:table-cell table:style-name="Tabla6.E2" office:value-type="string">
                  <text:p text:style-name="P162">E0</text:p>
                </table:table-cell>
                <table:table-cell table:style-name="Tabla6.F5" office:value-type="string">
                  <text:p text:style-name="P162">E4</text:p>
                </table:table-cell>
                <table:table-cell table:style-name="Tabla6.G5" office:value-type="string">
                  <text:p text:style-name="P162">E4</text:p>
                </table:table-cell>
                <table:table-cell table:style-name="Tabla6.H5" office:value-type="string">
                  <text:p text:style-name="P162">E4</text:p>
                </table:table-cell>
              </table:table-row>
            </table:table>
            <text:p text:style-name="P44"/>
          </table:table-cell>
          <table:table-cell office:value-type="string">
            <text:p text:style-name="P91"><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62"/>
                </table:table-cell>
                <table:table-cell table:style-name="Tabla8.A1" office:value-type="string">
                  <text:p text:style-name="P162"/>
                </table:table-cell>
                <table:table-cell table:style-name="Tabla8.A1" office:value-type="string">
                  <text:p text:style-name="P162"/>
                </table:table-cell>
                <table:table-cell table:style-name="Tabla8.A1" office:value-type="string">
                  <text:p text:style-name="P162"/>
                </table:table-cell>
                <table:table-cell table:style-name="Tabla8.A1" office:value-type="string">
                  <text:p text:style-name="P162">[C]</text:p>
                </table:table-cell>
                <table:table-cell table:style-name="Tabla8.A1" office:value-type="string">
                  <text:p text:style-name="P162"/>
                </table:table-cell>
                <table:table-cell table:style-name="Tabla8.A1" office:value-type="string">
                  <text:p text:style-name="P162"/>
                </table:table-cell>
                <table:table-cell table:style-name="Tabla8.H1" office:value-type="string">
                  <text:p text:style-name="P162"/>
                </table:table-cell>
              </table:table-row>
              <table:table-row>
                <table:table-cell table:style-name="Tabla8.A2" office:value-type="string">
                  <text:p text:style-name="P162">SYS</text:p>
                </table:table-cell>
                <table:table-cell table:style-name="Tabla8.A2" office:value-type="string">
                  <text:p text:style-name="P162">FD</text:p>
                </table:table-cell>
                <table:table-cell table:style-name="Tabla8.A2" office:value-type="string">
                  <text:p text:style-name="P162">FE</text:p>
                </table:table-cell>
                <table:table-cell table:style-name="Tabla8.A2" office:value-type="string">
                  <text:p text:style-name="P162">FF</text:p>
                </table:table-cell>
                <table:table-cell table:style-name="Tabla8.A2" office:value-type="string">
                  <text:p text:style-name="P162">00</text:p>
                </table:table-cell>
                <table:table-cell table:style-name="Tabla8.A2" office:value-type="string">
                  <text:p text:style-name="P162">01</text:p>
                </table:table-cell>
                <table:table-cell table:style-name="Tabla8.A2" office:value-type="string">
                  <text:p text:style-name="P162">02</text:p>
                </table:table-cell>
                <table:table-cell table:style-name="Tabla8.H2" office:value-type="string">
                  <text:p text:style-name="P162">03</text:p>
                </table:table-cell>
              </table:table-row>
              <table:table-row>
                <table:table-cell table:style-name="Tabla8.A2" office:value-type="string">
                  <text:p text:style-name="P162">TIMA</text:p>
                </table:table-cell>
                <table:table-cell table:style-name="Tabla8.A2" office:value-type="string">
                  <text:p text:style-name="P162">45</text:p>
                </table:table-cell>
                <table:table-cell table:style-name="Tabla8.A2" office:value-type="string">
                  <text:p text:style-name="P162">45</text:p>
                </table:table-cell>
                <table:table-cell table:style-name="Tabla8.A2" office:value-type="string">
                  <text:p text:style-name="P162">45</text:p>
                </table:table-cell>
                <table:table-cell table:style-name="Tabla8.A2" office:value-type="string">
                  <text:p text:style-name="P162">46</text:p>
                </table:table-cell>
                <table:table-cell table:style-name="Tabla8.A2" office:value-type="string">
                  <text:p text:style-name="P162">46</text:p>
                </table:table-cell>
                <table:table-cell table:style-name="Tabla8.A2" office:value-type="string">
                  <text:p text:style-name="P162">46</text:p>
                </table:table-cell>
                <table:table-cell table:style-name="Tabla8.H2" office:value-type="string">
                  <text:p text:style-name="P162">46</text:p>
                </table:table-cell>
              </table:table-row>
              <table:table-row>
                <table:table-cell table:style-name="Tabla8.A2" office:value-type="string">
                  <text:p text:style-name="P162">TMA</text:p>
                </table:table-cell>
                <table:table-cell table:style-name="Tabla8.A2" office:value-type="string">
                  <text:p text:style-name="P162">23</text:p>
                </table:table-cell>
                <table:table-cell table:style-name="Tabla8.A2" office:value-type="string">
                  <text:p text:style-name="P162">23</text:p>
                </table:table-cell>
                <table:table-cell table:style-name="Tabla8.A2" office:value-type="string">
                  <text:p text:style-name="P162">23</text:p>
                </table:table-cell>
                <table:table-cell table:style-name="Tabla8.A2" office:value-type="string">
                  <text:p text:style-name="P162">23</text:p>
                </table:table-cell>
                <table:table-cell table:style-name="Tabla8.A2" office:value-type="string">
                  <text:p text:style-name="P162">23</text:p>
                </table:table-cell>
                <table:table-cell table:style-name="Tabla8.A2" office:value-type="string">
                  <text:p text:style-name="P162">23</text:p>
                </table:table-cell>
                <table:table-cell table:style-name="Tabla8.H2" office:value-type="string">
                  <text:p text:style-name="P162">23</text:p>
                </table:table-cell>
              </table:table-row>
              <table:table-row>
                <table:table-cell table:style-name="Tabla8.A2" office:value-type="string">
                  <text:p text:style-name="P162">IF</text:p>
                </table:table-cell>
                <table:table-cell table:style-name="Tabla8.A2" office:value-type="string">
                  <text:p text:style-name="P162">E0</text:p>
                </table:table-cell>
                <table:table-cell table:style-name="Tabla8.A2" office:value-type="string">
                  <text:p text:style-name="P162">E0</text:p>
                </table:table-cell>
                <table:table-cell table:style-name="Tabla8.A2" office:value-type="string">
                  <text:p text:style-name="P162">E0</text:p>
                </table:table-cell>
                <table:table-cell table:style-name="Tabla8.A2" office:value-type="string">
                  <text:p text:style-name="P162">E0</text:p>
                </table:table-cell>
                <table:table-cell table:style-name="Tabla8.A2" office:value-type="string">
                  <text:p text:style-name="P162">E0</text:p>
                </table:table-cell>
                <table:table-cell table:style-name="Tabla8.A2" office:value-type="string">
                  <text:p text:style-name="P162">E0</text:p>
                </table:table-cell>
                <table:table-cell table:style-name="Tabla8.H2" office:value-type="string">
                  <text:p text:style-name="P162">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7">- This is a guessed schematic to explain the priorities with registers TIMA and TMA:</text:p>
      <text:p text:style-name="P97"/>
      <text:p text:style-name="P97"><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90" text:outline-level="1"><text:bookmark-start text:name="__RefHeading__791_785625829"/><text:span text:style-name="T26">6</text:span>. Serial<text:bookmark-end text:name="__RefHeading__791_785625829"/></text:h>
      <text:p text:style-name="P104">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93" text:outline-level="1"><text:bookmark-start text:name="__RefHeading__793_785625829"/>7. Joypad<text:bookmark-end text:name="__RefHeading__793_785625829"/></text:h>
      <text:h text:style-name="P198"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6">Most programs read from this port several times as a delay to allow the inputs to stabilize.</text:p>
      <text:p text:style-name="P116">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84">Bit 4 - P14 Select Direction Keys <text:s text:c="2"/>(0=Select)</text:p>
            <text:p text:style-name="P184">Bit 3 - P13 Input Down <text:s/>or Start <text:s text:c="3"/>(0=Pressed) (Read Only)</text:p>
            <text:p text:style-name="P184">Bit 2 - P12 Input Up <text:s text:c="3"/>or Select <text:s text:c="2"/>(0=Pressed) (Read Only)</text:p>
            <text:p text:style-name="P182">Bit 1 - P11 Input Left <text:s/>or Button B (0=Pressed) (Read Only)</text:p>
            <text:p text:style-name="P186">Bit 0 - P10 Input Right or Button A (0=Pressed) (Read Only)</text:p>
          </table:table-cell>
        </table:table-row>
      </table:table>
      <text:p text:style-name="P118">Bits 6 and 7 always return 1.</text:p>
      <text:p text:style-name="P116">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06" text:outline-level="2"><text:bookmark-start text:name="__RefHeading__2270_1034543206"/>Reading the Joypad<text:bookmark-end text:name="__RefHeading__2270_1034543206"/></text:h>
      <text:p text:style-name="P117">This is a commonly used routine to read the joypad:</text:p>
      <table:table table:name="Tabla18" table:style-name="Tabla18">
        <table:table-column table:style-name="Tabla18.A"/>
        <table:table-row>
          <table:table-cell table:style-name="Tabla18.A1" office:value-type="string">
            <text:p text:style-name="P7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81">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83">Bit 4 – <text:span text:style-name="T49">A <text:s text:c="5"/></text:span><text:span text:style-name="T51">(</text:span><text:span text:style-name="T50">1</text:span><text:span text:style-name="T51">=</text:span><text:span text:style-name="T50">Pressed</text:span><text:span text:style-name="T51">)</text:span></text:p>
            <text:p text:style-name="P183">Bit 3 – <text:span text:style-name="T49">Down <text:s text:c="2"/></text:span><text:span text:style-name="T51">(</text:span><text:span text:style-name="T50">1</text:span><text:span text:style-name="T51">=</text:span><text:span text:style-name="T50">Pressed</text:span><text:span text:style-name="T51">)</text:span></text:p>
            <text:p text:style-name="P183">Bit 2 – <text:span text:style-name="T49">Up <text:s text:c="4"/></text:span><text:span text:style-name="T51">(</text:span><text:span text:style-name="T50">1</text:span><text:span text:style-name="T51">=</text:span><text:span text:style-name="T50">Pressed</text:span><text:span text:style-name="T51">)</text:span></text:p>
            <text:p text:style-name="P183">Bit 1 – <text:span text:style-name="T49">Left <text:s text:c="2"/></text:span><text:span text:style-name="T51">(</text:span><text:span text:style-name="T50">1</text:span><text:span text:style-name="T51">=</text:span><text:span text:style-name="T50">Pressed</text:span><text:span text:style-name="T51">)</text:span></text:p>
            <text:p text:style-name="P18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5">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4"><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4">If the user is pressing a button, but both output lines are set to '1', the input lines are set to '1' too. If the <text:span text:style-name="T65">program sets the output lines to '0', one of the input bits will go to '0', also setting the IF flag.</text:span></text:p>
      <text:h text:style-name="P194"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90" text:outline-level="1"><text:bookmark-start text:name="__RefHeading__1085_1186689007"/><text:span text:style-name="T48">9</text:span>. DMA<text:bookmark-end text:name="__RefHeading__1085_1186689007"/></text:h>
      <text:p text:style-name="P122">The DMA is a special circuit designed to copy very fast. There are two DMAs in the Game Boy. The first one is the OAM DMA, available in all Game Boy models. The second one is the GDMA/HDMA, available only in CGB/AGB/AGS in GBC mode.</text:p>
      <text:h text:style-name="P207"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90">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8">4 + 4 clocks to complete in both double speed and single speeds modes. The copy starts after the 4 setup clocks, and a new byte is copied every 4 clocks.</text:span></text:p>
      <text:p text:style-name="P145">Any written value (00h – FFh) will trigger the copy, but the copied data and the disabled memory areas depend on the source area <text:span text:style-name="T84">and the Game Boy model</text:span>.</text:p>
      <text:p text:style-name="P145">During this copy interrupts can still be triggered and the CPU can jump to interrupt vectors. This shouldn't be a problem with VBL and LCD interrupts if DMA is used during V-Blank only, but the timer, serial and joypad interrupts can still be a problem.</text:p>
      <text:p text:style-name="P145">-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90"/>
      <text:p text:style-name="P124"/>
      <text:p text:style-name="P124"/>
      <text:p text:style-name="P124">- <text:span text:style-name="T80">Start DMA while HDMA? GDMA/HDMA while DMA?</text:span></text:p>
      <text:p text:style-name="P124"/>
      <text:h text:style-name="P207"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22">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7">Specifies the lower byte of the source address. Lower 4 bits are ignored, addresses are always aligned to 10h (16 bytes). Always returns FFh <text:span text:style-name="T76">when read</text:span>. </text:p>
      <text:h text:style-name="P207"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7">Specifies the higher byte of the destination address. Destination is always in VRAM (8000h – 9FFFh), the 3 upper bits are ignored. Always returns FFh <text:span text:style-name="T76">when read</text:span>.</text:p>
      <text:h text:style-name="P207" text:outline-level="2"><text:bookmark-start text:name="__RefHeading__2288_1034543206"/><text:soft-page-break/>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7">Specifies the lower byte of the destination address. Lower 4 bits are ignored, addresses are always aligned to 10h (16 bytes). Always returns FFh when read.</text:p>
      <text:h text:style-name="P207"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90">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8">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4">A GDMA/HDMA copy cannot be interrupted by interrupts. The CPU will handle them after finishing copying. This is not a problem for HDMA (probably), but it may be a problem if the program is copying a large memory block and an important interrupt is triggered.</text:p>
      <text:p text:style-name="P128">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8">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8">Timings:</text:p>
      <text:p text:style-name="P128"><text:tab/>- Single speed mode: (4 + 32 <text:span text:style-name="T33">×</text:span><text:span text:style-name="T57"> blocks) clocks</text:span></text:p>
      <text:p text:style-name="P129"><text:tab/>- Double speed mode: (4 + 64 <text:span text:style-name="T33">×</text:span><text:span text:style-name="T57"> blocks) clocks</text:span></text:p>
      <text:p text:style-name="P129">The preparation time (4 clocks) is the same in single and double speed mode, but the actual transfer needs the same time in both modes, so in double speed mode it needs twice the clocks than in single speed mode.</text:p>
      <text:p text:style-name="P129">When the transfer is finished this register will return FFh.</text:p>
      <text:h text:style-name="P208" text:outline-level="3"><text:bookmark-start text:name="__RefHeading__2294_1034543206"/>HDMA – H-Blank DMA<text:bookmark-end text:name="__RefHeading__2294_1034543206"/></text:h>
      <text:p text:style-name="P129">This mode will transfer one block (16 bytes) during each H-Blank. <text:span text:style-name="T60">No data is transferred during V-Blank (LY = 143 – 153), but the transfer will continue at LY = 0. During the copy periods the CPU is stopped, the same as GDMA.</text:span></text:p>
      <text:p text:style-name="P132">Source and destination addresses may be changed during the copy.</text:p>
      <text:p text:style-name="P133">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5"><text:soft-page-break/>- If HDMA5 is written during a HDMA copy, <text:span text:style-name="T60">the behaviour depends on the written bit 7.</text:span></text:p>
      <text:p text:style-name="P125"><text:tab/>- <text:span text:style-name="T60">New bit</text:span> 7 is 0: Stop copy. HDMA5 reads <text:span text:style-name="T60">( </text:span>80h OR written_value <text:span text:style-name="T60">)</text:span>.</text:p>
      <text:p text:style-name="P125"><text:s/><text:tab/>- <text:span text:style-name="T60">New bit</text:span> 7 is <text:span text:style-name="T60">1</text:span>: Restart copy. New size is the value of written_value bits 0-6.</text:p>
      <text:p text:style-name="P126"><text:span text:style-name="T54"><text:s/></text:span><text:span text:style-name="T61">This means that HDMA can't switch to GDMA with only one write. </text:span><text:span text:style-name="T62">It must be stopped first.</text:span></text:p>
      <text:p text:style-name="P126">- I<text:span text:style-name="T60">f the CPU is in HALT or STOP modes, the HDMA copy won't happen. It also won't happen during a speed switch.</text:span></text:p>
      <text:p text:style-name="P123">- If a HDMA transfer is <text:span text:style-name="T60">started</text:span> when the screen is off, one block is copied. The transfer is continued <text:span text:style-name="T60">the first H-Blank period </text:span>after switching the screen on.</text:p>
      <text:p text:style-name="P123">-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23">- <text:span text:style-name="T76">If ROM/VRAM banks are changed the copy will continue with the new banks.</text:span></text:p>
      <text:p text:style-name="P125">- When a HDMA transfer is <text:span text:style-name="T60">started</text:span> during HBL it will start right away. There is no problem of copying while VRAM is <text:span text:style-name="T60">inaccessible</text:span>, mode 2 is long enough to allow the HDMA copy the 16 bytes.</text:p>
      <text:p text:style-name="P123">Timing<text:span text:style-name="T63">s</text:span> <text:span text:style-name="T60">(copy time per HBL)</text:span>:</text:p>
      <text:p text:style-name="P131"><text:tab/>- Single speed mode: (4 + 32<text:span text:style-name="T57">) clocks</text:span></text:p>
      <text:p text:style-name="P130"><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41">The copying circuit can't read from any memory. <text:span text:style-name="T75">Source address can be 0000h-7FFFh (ROM), A000h-BFFFh (SRAM) or C000h-DFFFh (WRAM).</text:span></text:p>
      <text:p text:style-name="P140">- Selecting an address in the range E000h-FFFFh will read addresses from A000h-BFFFh (SRAM).</text:p>
      <text:p text:style-name="P140">- Selecting an address in the range 8000<text:span text:style-name="T74">h</text:span>-9FFFh (VRAM) will read incorrect data.</text:p>
      <text:p text:style-name="P142">The incorrect data read when copying from VRAM depends on the mode (GDMA/HDMA) and the hardware.</text:p>
      <text:p text:style-name="P142">- CGB/AGB: The DMA circuit copies two unknown bytes and the rest of the bytes are FFh.</text:p>
      <text:p text:style-name="P142">- AGS: The same, but only one byte.</text:p>
      <text:p text:style-name="P142">In GDMA the corrupted bytes are copied once for the whole copy. In HDMA the corrupted bytes are copied for each block.</text:p>
      <text:p text:style-name="P140"/>
      <text:p text:style-name="P140">TODO: <text:s/><text:span text:style-name="T77">In GDMA </text:span>investigate the <text:span text:style-name="T74">incorrect data</text:span> pattern <text:span text:style-name="T73">depending on the status of the LCD controller and the hardware: screen on/off, mode 0,1,2,3</text:span>.</text:p>
      <text:p text:style-name="P143"/>
      <text:p text:style-name="P139">...</text:p>
      <text:p text:style-name="P139"/>
      <text:p text:style-name="P139">…....</text:p>
      <text:h text:style-name="P209" text:outline-level="3"/>
      <text:h text:style-name="P190"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90"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7"/>
      <text:h text:style-name="P195" text:outline-level="1"><text:bookmark-start text:name="__RefHeading__448_1297581768"/><text:span text:style-name="T22">12. </text:span>Credits<text:bookmark-end text:name="__RefHeading__448_1297581768"/></text:h>
      <text:p text:style-name="P99">- <text:span text:style-name="T23">Pan Docs, by “Pan of Anthrox”, with contributions from Marat Fayzullin, Pascal Felber, Paul Robson, “kOOPa” and (a lof from) Martin Korth “nocash”.</text:span></text:p>
      <text:p text:style-name="P98">- <text:span text:style-name="T24">The people at the IRC channel #gbdev in EFnet. Specially beware, for BGB emulator, which was really useful when designing test ROMs before checking them in real hardware.</text:span></text:p>
      <text:p text:style-name="P100">- Jonathan Gevaryahu “Lord Nightmare” for GBSOUND.txt.</text:p>
      <text:p text:style-name="P100">- Carsten Sorensen for RGBDS and Anthony J. Bentley for maintaining it in Github.</text:p>
      <text:p text:style-name="P100">- Sindre Aamås for Gambatte and its source code (Used for some details about sound emulation).</text:p>
      <text:p text:style-name="P100">- GeeBee for the GB DEV FAQs.</text:p>
      <text:p text:style-name="P100">- Otaku No Zoku for the Gameboy Crib Sheet.</text:p>
      <text:h text:style-name="P190" text:outline-level="1"><text:bookmark-start text:name="__RefHeading__3568_1397632328"/>13. Changelog<text:bookmark-end text:name="__RefHeading__3568_1397632328"/></text:h>
      <text:p text:style-name="P153">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1T11:25:43.562000000</dc:date>
    <meta:editing-duration>PT8H12M13S</meta:editing-duration>
    <meta:editing-cycles>133</meta:editing-cycles>
    <meta:generator>LibreOffice/4.3.4.1$Windows_x86 LibreOffice_project/bc356b2f991740509f321d70e4512a6a54c5f243</meta:generator>
    <meta:document-statistic meta:table-count="32" meta:image-count="7" meta:object-count="0" meta:page-count="31" meta:paragraph-count="910" meta:word-count="7390" meta:character-count="39984" meta:non-whitespace-character-count="32719"/>
  </office:meta>
</office:document-meta>
</file>